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25in" fo:margin-left="0in" fo:margin-top="0in" fo:margin-bottom="0in" table:align="left"/>
    </style:style>
    <style:style style:name="Table1.A" style:family="table-column">
      <style:table-column-properties style:column-width="3.4618in"/>
    </style:style>
    <style:style style:name="Table1.B" style:family="table-column">
      <style:table-column-properties style:column-width="3.4632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style:min-row-height="0.0007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fo:margin-left="0in" fo:margin-top="0in" fo:margin-bottom="0in" table:align="left"/>
    </style:style>
    <style:style style:name="Table2.A" style:family="table-column">
      <style:table-column-properties style:column-width="1.3833in"/>
    </style:style>
    <style:style style:name="Table2.B" style:family="table-column">
      <style:table-column-properties style:column-width="0.4868in"/>
    </style:style>
    <style:style style:name="Table2.C" style:family="table-column">
      <style:table-column-properties style:column-width="0.8979in"/>
    </style:style>
    <style:style style:name="Table2.D" style:family="table-column">
      <style:table-column-properties style:column-width="1.1667in"/>
    </style:style>
    <style:style style:name="Table2.E" style:family="table-column">
      <style:table-column-properties style:column-width="0.2188in"/>
    </style:style>
    <style:style style:name="Table2.F" style:family="table-column">
      <style:table-column-properties style:column-width="1.3847in"/>
    </style:style>
    <style:style style:name="Table2.G" style:family="table-column">
      <style:table-column-properties style:column-width="0.6438in"/>
    </style:style>
    <style:style style:name="Table2.H" style:family="table-column">
      <style:table-column-properties style:column-width="0.7431in"/>
    </style:style>
    <style:style style:name="Table2.A1" style:family="table-cell">
      <style:table-cell-properties fo:padding-left="0.0764in" fo:padding-right="0.075in" fo:padding-top="0in" fo:padding-bottom="0in" fo:border="0.5pt solid #000000"/>
    </style:style>
    <style:style style:name="Table2.A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A3" style:family="table-cell">
      <style:table-cell-properties fo:padding-left="0.0764in" fo:padding-right="0.075in" fo:padding-top="0in" fo:padding-bottom="0in" fo:border-left="0.5pt solid #000000" fo:border-right="0.5pt solid #000000" fo:border-top="none" fo:border-bottom="0.5pt solid #000000"/>
    </style:style>
    <style:style style:name="Table2.5" style:family="table-row">
      <style:table-row-properties style:min-row-height="1.5646in"/>
    </style:style>
    <style:style style:name="Table2.8" style:family="table-row">
      <style:table-row-properties fo:keep-together="auto"/>
    </style:style>
    <style:style style:name="Table2.9" style:family="table-row">
      <style:table-row-properties fo:keep-together="auto"/>
    </style:style>
    <style:style style:name="Table2.A9"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10" style:family="table-row">
      <style:table-row-properties fo:keep-together="auto"/>
    </style:style>
    <style:style style:name="Table2.11" style:family="table-row">
      <style:table-row-properties fo:keep-together="auto"/>
    </style:style>
    <style:style style:name="Table2.12" style:family="table-row">
      <style:table-row-properties fo:keep-together="auto"/>
    </style:style>
    <style:style style:name="Table2.13" style:family="table-row">
      <style:table-row-properties fo:keep-together="auto"/>
    </style:style>
    <style:style style:name="Table2.14" style:family="table-row">
      <style:table-row-properties fo:keep-together="auto"/>
    </style:style>
    <style:style style:name="Table2.15" style:family="table-row">
      <style:table-row-properties fo:keep-together="auto"/>
    </style:style>
    <style:style style:name="Table2.16" style:family="table-row">
      <style:table-row-properties fo:keep-together="auto"/>
    </style:style>
    <style:style style:name="Table2.17" style:family="table-row">
      <style:table-row-properties fo:keep-together="auto"/>
    </style:style>
    <style:style style:name="Table2.18" style:family="table-row">
      <style:table-row-properties fo:keep-together="auto"/>
    </style:style>
    <style:style style:name="Table2.19" style:family="table-row">
      <style:table-row-properties fo:keep-together="auto"/>
    </style:style>
    <style:style style:name="Table2.20" style:family="table-row">
      <style:table-row-properties fo:keep-together="auto"/>
    </style:style>
    <style:style style:name="Table2.21" style:family="table-row">
      <style:table-row-properties fo:keep-together="auto"/>
    </style:style>
    <style:style style:name="Table2.22" style:family="table-row">
      <style:table-row-properties fo:keep-together="auto"/>
    </style:style>
    <style:style style:name="Table2.23" style:family="table-row">
      <style:table-row-properties fo:keep-together="auto"/>
    </style:style>
    <style:style style:name="Table2.24" style:family="table-row">
      <style:table-row-properties fo:keep-together="auto"/>
    </style:style>
    <style:style style:name="Table2.25" style:family="table-row">
      <style:table-row-properties fo:keep-together="auto"/>
    </style:style>
    <style:style style:name="Table2.26" style:family="table-row">
      <style:table-row-properties fo:keep-together="auto"/>
    </style:style>
    <style:style style:name="Table2.27" style:family="table-row">
      <style:table-row-properties style:min-row-height="0.5285in" fo:keep-together="auto"/>
    </style:style>
    <style:style style:name="Table2.28" style:family="table-row">
      <style:table-row-properties fo:keep-together="auto"/>
    </style:style>
    <style:style style:name="Table2.29" style:family="table-row">
      <style:table-row-properties fo:keep-together="auto"/>
    </style:style>
    <style:style style:name="Table2.30" style:family="table-row">
      <style:table-row-properties fo:keep-together="auto"/>
    </style:style>
    <style:style style:name="Table2.31" style:family="table-row">
      <style:table-row-properties fo:keep-together="auto"/>
    </style:style>
    <style:style style:name="Table2.32" style:family="table-row">
      <style:table-row-properties fo:keep-together="auto"/>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40" style:family="table-row">
      <style:table-row-properties fo:keep-together="auto"/>
    </style:style>
    <style:style style:name="Table2.41" style:family="table-row">
      <style:table-row-properties fo:keep-together="auto"/>
    </style:style>
    <style:style style:name="Table2.42" style:family="table-row">
      <style:table-row-properties fo:keep-together="auto"/>
    </style:style>
    <style:style style:name="Table2.43" style:family="table-row">
      <style:table-row-properties fo:keep-together="auto"/>
    </style:style>
    <style:style style:name="Table2.44" style:family="table-row">
      <style:table-row-properties fo:keep-together="auto"/>
    </style:style>
    <style:style style:name="Table2.45" style:family="table-row">
      <style:table-row-properties fo:keep-together="auto"/>
    </style:style>
    <style:style style:name="P1" style:family="paragraph" style:parent-style-name="Standard">
      <style:paragraph-properties fo:text-align="justify" style:justify-single-word="false"/>
      <style:text-properties style:font-name="Times New Roman" style:font-name-asian="Times New Roman1" style:font-name-complex="Times New Roman1"/>
    </style:style>
    <style:style style:name="P2" style:family="paragraph" style:parent-style-name="Standard">
      <style:paragraph-properties fo:text-align="justify" style:justify-single-word="false"/>
      <style:text-properties style:font-name="Times New Roman" officeooo:paragraph-rsid="001dc7dd" style:font-name-asian="Times New Roman1" style:font-name-complex="Times New Roman1"/>
    </style:style>
    <style:style style:name="P3" style:family="paragraph" style:parent-style-name="Standard">
      <style:paragraph-properties fo:text-align="justify" style:justify-single-word="false"/>
      <style:text-properties style:font-name="Times New Roman" officeooo:paragraph-rsid="002096c3" style:font-name-asian="Times New Roman1" style:font-name-complex="Times New Roman1"/>
    </style:style>
    <style:style style:name="P4" style:family="paragraph" style:parent-style-name="Standard">
      <style:paragraph-properties fo:text-align="justify" style:justify-single-word="false"/>
      <style:text-properties style:font-name="Times New Roman" officeooo:paragraph-rsid="00227430" style:font-name-asian="Times New Roman1" style:font-name-complex="Times New Roman1"/>
    </style:style>
    <style:style style:name="P5" style:family="paragraph" style:parent-style-name="Standard">
      <style:paragraph-properties fo:text-align="justify" style:justify-single-word="false"/>
      <style:text-properties style:font-name="Times New Roman" officeooo:paragraph-rsid="0025641a" style:font-name-asian="Times New Roman1" style:font-name-complex="Times New Roman1"/>
    </style:style>
    <style:style style:name="P6" style:family="paragraph" style:parent-style-name="Standard">
      <style:paragraph-properties fo:line-height="100%" fo:text-align="justify" style:justify-single-word="false"/>
      <style:text-properties style:font-name="Times New Roman" style:font-name-asian="Times New Roman1" style:font-name-complex="Times New Roman1"/>
    </style:style>
    <style:style style:name="P7" style:family="paragraph" style:parent-style-name="Standard">
      <style:paragraph-properties fo:line-height="100%" fo:text-align="justify" style:justify-single-word="false"/>
      <style:text-properties style:font-name="Times New Roman" officeooo:paragraph-rsid="00238c06" style:font-name-asian="Times New Roman1" style:font-name-complex="Times New Roman1"/>
    </style:style>
    <style:style style:name="P8" style:family="paragraph" style:parent-style-name="Standard">
      <style:paragraph-properties fo:line-height="100%" fo:text-align="justify" style:justify-single-word="false"/>
      <style:text-properties style:font-name="Times New Roman" officeooo:paragraph-rsid="002962d9" style:font-name-asian="Times New Roman1" style:font-name-complex="Times New Roman1"/>
    </style:style>
    <style:style style:name="P9" style:family="paragraph" style:parent-style-name="Standard">
      <style:paragraph-properties fo:line-height="100%" fo:text-align="justify" style:justify-single-word="false"/>
      <style:text-properties style:font-name="Times New Roman" officeooo:paragraph-rsid="008563c9" style:font-name-asian="Times New Roman1" style:font-name-complex="Times New Roman1"/>
    </style:style>
    <style:style style:name="P10" style:family="paragraph" style:parent-style-name="Standard">
      <style:paragraph-properties fo:line-height="100%" fo:text-align="center" style:justify-single-word="false"/>
      <style:text-properties style:font-name="Times New Roman" style:font-name-asian="Times New Roman1" style:font-name-complex="Times New Roman1"/>
    </style:style>
    <style:style style:name="P11" style:family="paragraph" style:parent-style-name="Standard">
      <style:paragraph-properties fo:text-align="justify" style:justify-single-word="false"/>
      <style:text-properties style:font-name="Times New Roman" officeooo:rsid="0080b297" officeooo:paragraph-rsid="0080b297" style:font-name-asian="Times New Roman1" style:font-name-complex="Times New Roman1"/>
    </style:style>
    <style:style style:name="P12" style:family="paragraph" style:parent-style-name="Standard">
      <style:paragraph-properties fo:text-align="justify" style:justify-single-word="false"/>
      <style:text-properties style:font-name="Times New Roman" fo:font-weight="normal" style:font-name-asian="Times New Roman1" style:font-weight-asian="normal" style:font-name-complex="Times New Roman1"/>
    </style:style>
    <style:style style:name="P13" style:family="paragraph" style:parent-style-name="Standard">
      <style:paragraph-properties fo:text-align="justify" style:justify-single-word="false"/>
      <style:text-properties style:font-name="Times New Roman" fo:font-weight="normal" officeooo:paragraph-rsid="002dda37" style:font-name-asian="Times New Roman1" style:font-weight-asian="normal" style:font-name-complex="Times New Roman1"/>
    </style:style>
    <style:style style:name="P14" style:family="paragraph" style:parent-style-name="Standard">
      <style:paragraph-properties fo:text-align="justify" style:justify-single-word="false"/>
      <style:text-properties style:font-name="Times New Roman" fo:font-weight="normal" officeooo:rsid="002b70cc" officeooo:paragraph-rsid="002b70cc" style:font-name-asian="Times New Roman1" style:font-weight-asian="normal" style:font-name-complex="Times New Roman1" style:font-weight-complex="normal"/>
    </style:style>
    <style:style style:name="P15" style:family="paragraph" style:parent-style-name="Standard">
      <style:paragraph-properties fo:text-align="justify" style:justify-single-word="false"/>
      <style:text-properties style:font-name="Times New Roman" fo:font-weight="normal" officeooo:rsid="00371ffc" officeooo:paragraph-rsid="0038c144" style:font-name-asian="Times New Roman1" style:font-weight-asian="normal" style:font-name-complex="Times New Roman1"/>
    </style:style>
    <style:style style:name="P16" style:family="paragraph" style:parent-style-name="Standard">
      <style:paragraph-properties fo:text-align="justify" style:justify-single-word="false"/>
      <style:text-properties style:font-name="Times New Roman" fo:font-weight="normal" officeooo:rsid="00371ffc" officeooo:paragraph-rsid="00371ffc" style:font-name-asian="Times New Roman1" style:font-weight-asian="normal" style:font-name-complex="Times New Roman1"/>
    </style:style>
    <style:style style:name="P17" style:family="paragraph" style:parent-style-name="Standard">
      <style:paragraph-properties fo:text-align="justify" style:justify-single-word="false"/>
      <style:text-properties style:font-name="Times New Roman" fo:font-weight="normal" officeooo:rsid="0038c144" officeooo:paragraph-rsid="0038c144" style:font-name-asian="Times New Roman1" style:font-weight-asian="normal" style:font-name-complex="Times New Roman1"/>
    </style:style>
    <style:style style:name="P18" style:family="paragraph" style:parent-style-name="Standard">
      <style:paragraph-properties fo:text-align="justify" style:justify-single-word="false"/>
      <style:text-properties style:font-name="Times New Roman" fo:font-weight="bold" style:font-name-asian="Times New Roman1" style:font-weight-asian="bold" style:font-name-complex="Times New Roman1"/>
    </style:style>
    <style:style style:name="P19" style:family="paragraph" style:parent-style-name="Standard">
      <style:paragraph-properties fo:text-align="justify" style:justify-single-word="false"/>
      <style:text-properties style:font-name="Times New Roman" fo:font-weight="bold" officeooo:paragraph-rsid="002cbfb3" style:font-name-asian="Times New Roman1" style:font-weight-asian="bold" style:font-name-complex="Times New Roman1"/>
    </style:style>
    <style:style style:name="P20" style:family="paragraph" style:parent-style-name="Standard">
      <style:paragraph-properties fo:text-align="justify" style:justify-single-word="false"/>
      <style:text-properties style:font-name="Times New Roman" fo:font-weight="bold" officeooo:paragraph-rsid="0066034b" style:font-name-asian="Times New Roman1" style:font-weight-asian="bold" style:font-name-complex="Times New Roman1"/>
    </style:style>
    <style:style style:name="P21" style:family="paragraph" style:parent-style-name="Standard">
      <style:paragraph-properties fo:text-align="justify" style:justify-single-word="false"/>
      <style:text-properties style:font-name="Times New Roman" fo:font-weight="bold" officeooo:paragraph-rsid="007b5619" style:font-name-asian="Times New Roman1" style:font-weight-asian="bold" style:font-name-complex="Times New Roman1"/>
    </style:style>
    <style:style style:name="P22" style:family="paragraph" style:parent-style-name="Standard">
      <style:paragraph-properties fo:text-align="justify" style:justify-single-word="false"/>
      <style:text-properties style:font-name="Times New Roman" fo:font-weight="bold" officeooo:paragraph-rsid="00227430" style:font-name-asian="Times New Roman1" style:font-weight-asian="bold" style:font-name-complex="Times New Roman1"/>
    </style:style>
    <style:style style:name="P23" style:family="paragraph" style:parent-style-name="Standard">
      <style:paragraph-properties fo:text-align="center" style:justify-single-word="false"/>
      <style:text-properties style:font-name="Times New Roman" fo:font-weight="bold" style:font-name-asian="Times New Roman1" style:font-weight-asian="bold" style:font-name-complex="Times New Roman1"/>
    </style:style>
    <style:style style:name="P24" style:family="paragraph" style:parent-style-name="Standard">
      <style:paragraph-properties fo:line-height="100%" fo:text-align="justify" style:justify-single-word="false"/>
      <style:text-properties style:font-name="Times New Roman" fo:font-weight="bold" style:font-name-asian="Times New Roman1" style:font-weight-asian="bold" style:font-name-complex="Times New Roman1"/>
    </style:style>
    <style:style style:name="P25" style:family="paragraph" style:parent-style-name="Standard">
      <style:paragraph-properties fo:text-align="justify" style:justify-single-word="false"/>
      <style:text-properties style:font-name="Times New Roman" fo:font-weight="bold" officeooo:rsid="001dc7dd" officeooo:paragraph-rsid="001dc7dd" style:font-name-asian="Times New Roman1" style:font-weight-asian="bold" style:font-name-complex="Times New Roman1"/>
    </style:style>
    <style:style style:name="P26" style:family="paragraph" style:parent-style-name="Standard">
      <style:paragraph-properties fo:text-align="justify" style:justify-single-word="false"/>
      <style:text-properties style:font-name="Times New Roman" fo:font-weight="bold" fo:background-color="#5eb91e" style:font-name-asian="Times New Roman1" style:font-weight-asian="bold" style:font-name-complex="Times New Roman1"/>
    </style:style>
    <style:style style:name="P27" style:family="paragraph" style:parent-style-name="Standard">
      <style:paragraph-properties fo:text-align="justify" style:justify-single-word="false"/>
      <style:text-properties style:font-name="Times New Roman" fo:font-style="normal" style:font-name-asian="Times New Roman1" style:font-style-asian="normal" style:font-name-complex="Times New Roman1"/>
    </style:style>
    <style:style style:name="P28" style:family="paragraph" style:parent-style-name="Standard">
      <style:paragraph-properties fo:text-align="justify" style:justify-single-word="false"/>
      <style:text-properties style:font-name="Times New Roman" fo:font-style="normal" fo:font-weight="bold" style:font-name-asian="Times New Roman1" style:font-style-asian="normal" style:font-weight-asian="bold" style:font-name-complex="Times New Roman1"/>
    </style:style>
    <style:style style:name="P29" style:family="paragraph" style:parent-style-name="Standard">
      <style:paragraph-properties fo:text-align="justify" style:justify-single-word="false"/>
      <style:text-properties style:font-name="Times New Roman" fo:font-style="normal" fo:font-weight="bold" fo:background-color="#5eb91e" style:font-name-asian="Times New Roman1" style:font-style-asian="normal" style:font-weight-asian="bold" style:font-name-complex="Times New Roman1"/>
    </style:style>
    <style:style style:name="P30" style:family="paragraph" style:parent-style-name="Standard">
      <style:paragraph-properties fo:text-align="justify" style:justify-single-word="false"/>
      <style:text-properties style:font-name="Times New Roman" fo:font-style="normal" fo:font-weight="bold" officeooo:paragraph-rsid="0031e657" fo:background-color="#5eb91e" style:font-name-asian="Times New Roman1" style:font-style-asian="normal" style:font-weight-asian="bold" style:font-name-complex="Times New Roman1"/>
    </style:style>
    <style:style style:name="P31" style:family="paragraph" style:parent-style-name="Standard">
      <style:paragraph-properties fo:text-align="justify" style:justify-single-word="false"/>
      <style:text-properties style:font-name="Times New Roman" fo:font-style="normal" fo:font-weight="normal" style:font-name-asian="Times New Roman1" style:font-style-asian="normal" style:font-weight-asian="normal" style:font-name-complex="Times New Roman1"/>
    </style:style>
    <style:style style:name="P32" style:family="paragraph" style:parent-style-name="Standard">
      <style:paragraph-properties fo:text-align="justify" style:justify-single-word="false"/>
      <style:text-properties style:font-name="Times New Roman" fo:background-color="#729fcf" style:font-name-asian="Times New Roman1" style:font-name-complex="Times New Roman1"/>
    </style:style>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style:text-properties officeooo:paragraph-rsid="001dc7dd"/>
    </style:style>
    <style:style style:name="P35" style:family="paragraph" style:parent-style-name="Standard">
      <style:paragraph-properties fo:text-align="justify" style:justify-single-word="false"/>
      <style:text-properties officeooo:paragraph-rsid="002096c3"/>
    </style:style>
    <style:style style:name="P36" style:family="paragraph" style:parent-style-name="Standard">
      <style:paragraph-properties fo:text-align="justify" style:justify-single-word="false"/>
      <style:text-properties officeooo:paragraph-rsid="00227430"/>
    </style:style>
    <style:style style:name="P37" style:family="paragraph" style:parent-style-name="Standard">
      <style:paragraph-properties fo:text-align="justify" style:justify-single-word="false"/>
      <style:text-properties officeooo:paragraph-rsid="0025641a"/>
    </style:style>
    <style:style style:name="P38" style:family="paragraph" style:parent-style-name="Standard">
      <style:paragraph-properties fo:text-align="justify" style:justify-single-word="false"/>
      <style:text-properties officeooo:paragraph-rsid="002b70cc"/>
    </style:style>
    <style:style style:name="P39" style:family="paragraph" style:parent-style-name="Standard">
      <style:paragraph-properties fo:text-align="justify" style:justify-single-word="false"/>
      <style:text-properties officeooo:paragraph-rsid="002cbfb3"/>
    </style:style>
    <style:style style:name="P40" style:family="paragraph" style:parent-style-name="Standard">
      <style:paragraph-properties fo:text-align="justify" style:justify-single-word="false"/>
      <style:text-properties officeooo:paragraph-rsid="002f15ff"/>
    </style:style>
    <style:style style:name="P41" style:family="paragraph" style:parent-style-name="Standard">
      <style:paragraph-properties fo:text-align="justify" style:justify-single-word="false"/>
      <style:text-properties officeooo:paragraph-rsid="003a3afb"/>
    </style:style>
    <style:style style:name="P42" style:family="paragraph" style:parent-style-name="Standard">
      <style:paragraph-properties fo:line-height="100%" fo:text-align="justify" style:justify-single-word="false"/>
    </style:style>
    <style:style style:name="P43" style:family="paragraph" style:parent-style-name="Standard">
      <style:paragraph-properties fo:line-height="100%" fo:text-align="justify" style:justify-single-word="false"/>
      <style:text-properties officeooo:paragraph-rsid="00238c06"/>
    </style:style>
    <style:style style:name="P44" style:family="paragraph" style:parent-style-name="Standard">
      <style:paragraph-properties fo:line-height="100%" fo:text-align="justify" style:justify-single-word="false"/>
      <style:text-properties officeooo:paragraph-rsid="002962d9"/>
    </style:style>
    <style:style style:name="P45" style:family="paragraph" style:parent-style-name="Standard">
      <style:paragraph-properties fo:text-align="justify" style:justify-single-word="false"/>
      <style:text-properties fo:color="#c9211e" style:font-name="Times New Roman" fo:font-weight="normal" style:font-name-asian="Times New Roman1" style:font-weight-asian="normal" style:font-name-complex="Times New Roman1"/>
    </style:style>
    <style:style style:name="P46" style:family="paragraph" style:parent-style-name="Standard">
      <style:paragraph-properties fo:text-align="justify" style:justify-single-word="false"/>
      <style:text-properties officeooo:rsid="003f4500" officeooo:paragraph-rsid="003f4500"/>
    </style:style>
    <style:style style:name="P47" style:family="paragraph" style:parent-style-name="Standard">
      <style:paragraph-properties fo:text-align="justify" style:justify-single-word="false"/>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7b5619" style:font-name-asian="Times New Roman1" style:font-size-asian="12pt" style:font-style-asian="normal" style:font-weight-asian="normal" style:font-name-complex="Times New Roman1" style:font-size-complex="12pt"/>
    </style:style>
    <style:style style:name="P48" style:family="paragraph" style:parent-style-name="Standard">
      <style:paragraph-properties fo:text-align="justify" style:justify-single-word="false"/>
      <style:text-properties officeooo:rsid="00821bc3" officeooo:paragraph-rsid="00821bc3"/>
    </style:style>
    <style:style style:name="P49" style:family="paragraph" style:parent-style-name="Table_20_Contents">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50" style:family="paragraph" style:parent-style-name="Table_20_Contents">
      <style:paragraph-properties fo:text-align="justify" style:justify-single-word="false"/>
      <style:text-properties style:font-name="Times New Roman" fo:font-size="12pt" officeooo:paragraph-rsid="007c4611" style:font-name-asian="Times New Roman1" style:font-size-asian="12pt" style:font-name-complex="Times New Roman1" style:font-size-complex="12pt"/>
    </style:style>
    <style:style style:name="P51" style:family="paragraph" style:parent-style-name="Table_20_Contents">
      <style:paragraph-properties fo:text-align="justify" style:justify-single-word="false"/>
      <style:text-properties style:font-name="Times New Roman" fo:font-size="12pt" officeooo:paragraph-rsid="007d0c86" style:font-name-asian="Times New Roman1" style:font-size-asian="12pt" style:font-name-complex="Times New Roman1" style:font-size-complex="12pt"/>
    </style:style>
    <style:style style:name="P52" style:family="paragraph" style:parent-style-name="Table_20_Contents">
      <style:paragraph-properties fo:text-align="justify" style:justify-single-word="false"/>
      <style:text-properties style:font-name="Times New Roman" fo:font-size="12pt" officeooo:rsid="007bc01b" style:font-name-asian="Times New Roman1" style:font-size-asian="12pt" style:font-name-complex="Times New Roman1" style:font-size-complex="12pt"/>
    </style:style>
    <style:style style:name="P53" style:family="paragraph" style:parent-style-name="Table_20_Contents">
      <style:paragraph-properties fo:text-align="justify" style:justify-single-word="false"/>
      <style:text-properties style:font-name="Times New Roman" fo:font-size="12pt" officeooo:rsid="007bc01b" officeooo:paragraph-rsid="007bc01b" style:font-name-asian="Times New Roman1" style:font-size-asian="12pt" style:font-name-complex="Times New Roman1" style:font-size-complex="12pt"/>
    </style:style>
    <style:style style:name="P54" style:family="paragraph" style:parent-style-name="Table_20_Contents">
      <style:paragraph-properties fo:text-align="justify" style:justify-single-word="false"/>
      <style:text-properties style:font-name="Times New Roman" fo:font-size="12pt" officeooo:rsid="007bc01b" officeooo:paragraph-rsid="007d0c86" style:font-name-asian="Times New Roman1" style:font-size-asian="12pt" style:font-name-complex="Times New Roman1" style:font-size-complex="12pt"/>
    </style:style>
    <style:style style:name="P55" style:family="paragraph" style:parent-style-name="Table_20_Contents">
      <style:paragraph-properties fo:text-align="justify" style:justify-single-word="false"/>
      <style:text-properties style:font-name="Times New Roman" fo:font-size="12pt" officeooo:rsid="007d0c86" officeooo:paragraph-rsid="007d0c86" style:font-name-asian="Times New Roman1" style:font-size-asian="12pt" style:font-name-complex="Times New Roman1" style:font-size-complex="12pt"/>
    </style:style>
    <style:style style:name="P56" style:family="paragraph" style:parent-style-name="Table_20_Contents">
      <style:paragraph-properties fo:text-align="center" style:justify-single-word="false"/>
      <style:text-properties style:font-name="Times New Roman" fo:font-size="12pt" fo:font-weight="bold" officeooo:rsid="007b5619" officeooo:paragraph-rsid="007b5619" style:font-name-asian="Times New Roman1" style:font-size-asian="12pt" style:font-weight-asian="bold" style:font-name-complex="Times New Roman1" style:font-size-complex="12pt" style:font-weight-complex="bold"/>
    </style:style>
    <style:style style:name="P5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5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officeooo:paragraph-rsid="002962d9"/>
    </style:style>
    <style:style style:name="P6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officeooo:paragraph-rsid="0040c9d0"/>
    </style:style>
    <style:style style:name="P6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40c9d0" style:font-name-asian="Times New Roman1" style:font-size-asian="12pt" style:font-style-asian="normal" style:font-weight-asian="normal" style:font-name-complex="Times New Roman1" style:font-size-complex="12pt"/>
    </style:style>
    <style:style style:name="P6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44f48e" style:font-name-asian="Times New Roman1" style:font-size-asian="12pt" style:font-style-asian="normal" style:font-weight-asian="normal" style:font-name-complex="Times New Roman1" style:font-size-complex="12pt"/>
    </style:style>
    <style:style style:name="P6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495993" style:font-name-asian="Times New Roman1" style:font-size-asian="12pt" style:font-style-asian="normal" style:font-weight-asian="normal" style:font-name-complex="Times New Roman1" style:font-size-complex="12pt"/>
    </style:style>
    <style:style style:name="P6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770c1a" style:font-name-asian="Times New Roman1" style:font-size-asian="12pt" style:font-style-asian="normal" style:font-weight-asian="normal" style:font-name-complex="Times New Roman1" style:font-size-complex="12pt"/>
    </style:style>
    <style:style style:name="P6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40c9d0" officeooo:paragraph-rsid="0040c9d0" style:font-name-asian="Times New Roman1" style:font-size-asian="12pt" style:font-style-asian="normal" style:font-weight-asian="normal" style:font-name-complex="Times New Roman1" style:font-size-complex="12pt"/>
    </style:style>
    <style:style style:name="P6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8a5c02" officeooo:paragraph-rsid="008a5c02" style:font-name-asian="Times New Roman1" style:font-size-asian="12pt" style:font-style-asian="normal" style:font-weight-asian="normal" style:font-name-complex="Times New Roman1" style:font-size-complex="12pt"/>
    </style:style>
    <style:style style:name="P7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8c463a" officeooo:paragraph-rsid="008c463a" style:font-name-asian="Times New Roman1" style:font-size-asian="12pt" style:font-style-asian="normal" style:font-weight-asian="normal" style:font-name-complex="Times New Roman1" style:font-size-complex="12pt"/>
    </style:style>
    <style:style style:name="P7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495993" fo:background-color="#5eb91e" style:font-name-asian="Times New Roman1" style:font-size-asian="12pt" style:font-style-asian="normal" style:font-weight-asian="normal" style:font-name-complex="Times New Roman1" style:font-size-complex="12pt"/>
    </style:style>
    <style:style style:name="P7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7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7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7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font-weight-complex="bold"/>
    </style:style>
    <style:style style:name="P7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solid" style:text-underline-width="auto" style:text-underline-color="font-color" fo:font-weight="normal" officeooo:rsid="0040c9d0" officeooo:paragraph-rsid="0040c9d0" style:font-name-asian="Times New Roman1" style:font-size-asian="12pt" style:font-style-asian="normal" style:font-weight-asian="normal" style:font-name-complex="Times New Roman1" style:font-size-complex="12pt"/>
    </style:style>
    <style:style style:name="P7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solid" style:text-underline-width="auto" style:text-underline-color="font-color" fo:font-weight="normal" officeooo:paragraph-rsid="0040c9d0" style:font-name-asian="Times New Roman1" style:font-size-asian="12pt" style:font-style-asian="normal" style:font-weight-asian="normal" style:font-name-complex="Times New Roman1" style:font-size-complex="12pt"/>
    </style:style>
    <style:style style:name="P78"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officeooo:paragraph-rsid="00495993"/>
    </style:style>
    <style:style style:name="P79"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officeooo:paragraph-rsid="004d3cd5"/>
    </style:style>
    <style:style style:name="P80"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officeooo:paragraph-rsid="007049f7"/>
    </style:style>
    <style:style style:name="P81"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82"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40c9d0" style:font-name-asian="Times New Roman1" style:font-size-asian="12pt" style:font-style-asian="normal" style:font-weight-asian="normal" style:font-name-complex="Times New Roman1" style:font-size-complex="12pt"/>
    </style:style>
    <style:style style:name="P83"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44f48e" style:font-name-asian="Times New Roman1" style:font-size-asian="12pt" style:font-style-asian="normal" style:font-weight-asian="normal" style:font-name-complex="Times New Roman1" style:font-size-complex="12pt"/>
    </style:style>
    <style:style style:name="P84"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495993" style:font-name-asian="Times New Roman1" style:font-size-asian="12pt" style:font-style-asian="normal" style:font-weight-asian="normal" style:font-name-complex="Times New Roman1" style:font-size-complex="12pt"/>
    </style:style>
    <style:style style:name="P85"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4a9dab" style:font-name-asian="Times New Roman1" style:font-size-asian="12pt" style:font-style-asian="normal" style:font-weight-asian="normal" style:font-name-complex="Times New Roman1" style:font-size-complex="12pt"/>
    </style:style>
    <style:style style:name="P86"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8c463a" style:font-name-asian="Times New Roman1" style:font-size-asian="12pt" style:font-style-asian="normal" style:font-weight-asian="normal" style:font-name-complex="Times New Roman1" style:font-size-complex="12pt"/>
    </style:style>
    <style:style style:name="P87"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43e786" officeooo:paragraph-rsid="0043e786" style:font-name-asian="Times New Roman1" style:font-size-asian="12pt" style:font-style-asian="normal" style:font-weight-asian="normal" style:font-name-complex="Times New Roman1" style:font-size-complex="12pt"/>
    </style:style>
    <style:style style:name="P88"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495993" officeooo:paragraph-rsid="00495993" style:font-name-asian="Times New Roman1" style:font-size-asian="12pt" style:font-style-asian="normal" style:font-weight-asian="normal" style:font-name-complex="Times New Roman1" style:font-size-complex="12pt"/>
    </style:style>
    <style:style style:name="P89"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53a868" officeooo:paragraph-rsid="0053a868" style:font-name-asian="Times New Roman1" style:font-size-asian="12pt" style:font-style-asian="normal" style:font-weight-asian="normal" style:font-name-complex="Times New Roman1" style:font-size-complex="12pt"/>
    </style:style>
    <style:style style:name="P90"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53a868" officeooo:paragraph-rsid="0056672c" style:font-name-asian="Times New Roman1" style:font-size-asian="12pt" style:font-style-asian="normal" style:font-weight-asian="normal" style:font-name-complex="Times New Roman1" style:font-size-complex="12pt"/>
    </style:style>
    <style:style style:name="P91"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57889d" officeooo:paragraph-rsid="0057889d" style:font-name-asian="Times New Roman1" style:font-size-asian="12pt" style:font-style-asian="normal" style:font-weight-asian="normal" style:font-name-complex="Times New Roman1" style:font-size-complex="12pt"/>
    </style:style>
    <style:style style:name="P92"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590819" officeooo:paragraph-rsid="0056672c" style:font-name-asian="Times New Roman1" style:font-size-asian="12pt" style:font-style-asian="normal" style:font-weight-asian="normal" style:font-name-complex="Times New Roman1" style:font-size-complex="12pt"/>
    </style:style>
    <style:style style:name="P93"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5bac10" officeooo:paragraph-rsid="005bac10" style:font-name-asian="Times New Roman1" style:font-size-asian="12pt" style:font-style-asian="normal" style:font-weight-asian="normal" style:font-name-complex="Times New Roman1" style:font-size-complex="12pt"/>
    </style:style>
    <style:style style:name="P94"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5d749a" officeooo:paragraph-rsid="0056672c" style:font-name-asian="Times New Roman1" style:font-size-asian="12pt" style:font-style-asian="normal" style:font-weight-asian="normal" style:font-name-complex="Times New Roman1" style:font-size-complex="12pt"/>
    </style:style>
    <style:style style:name="P95"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4dba3b" officeooo:paragraph-rsid="005e7e3f" style:font-name-asian="Times New Roman1" style:font-size-asian="12pt" style:font-style-asian="normal" style:font-weight-asian="normal" style:font-name-complex="Times New Roman1" style:font-size-complex="12pt" style:font-style-complex="normal"/>
    </style:style>
    <style:style style:name="P96"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5e7e3f" officeooo:paragraph-rsid="005e7e3f" style:font-name-asian="Times New Roman1" style:font-size-asian="12pt" style:font-style-asian="normal" style:font-weight-asian="normal" style:font-name-complex="Times New Roman1" style:font-size-complex="12pt" style:font-style-complex="normal"/>
    </style:style>
    <style:style style:name="P97"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53a868" officeooo:paragraph-rsid="0056672c" style:font-name-asian="Times New Roman1" style:font-size-asian="12pt" style:font-style-asian="normal" style:font-weight-asian="normal" style:font-name-complex="Times New Roman1" style:font-size-complex="12pt" style:font-style-complex="normal"/>
    </style:style>
    <style:style style:name="P98"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60fb66" officeooo:paragraph-rsid="0056672c" style:font-name-asian="Times New Roman1" style:font-size-asian="12pt" style:font-style-asian="normal" style:font-weight-asian="normal" style:font-name-complex="Times New Roman1" style:font-size-complex="12pt"/>
    </style:style>
    <style:style style:name="P99"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61d447" officeooo:paragraph-rsid="0061d447" style:font-name-asian="Times New Roman1" style:font-size-asian="12pt" style:font-style-asian="normal" style:font-weight-asian="normal" style:font-name-complex="Times New Roman1" style:font-size-complex="12pt"/>
    </style:style>
    <style:style style:name="P100"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67d5f3" officeooo:paragraph-rsid="0056672c" style:font-name-asian="Times New Roman1" style:font-size-asian="12pt" style:font-style-asian="normal" style:font-weight-asian="normal" style:font-name-complex="Times New Roman1" style:font-size-complex="12pt"/>
    </style:style>
    <style:style style:name="P101"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65bf05" officeooo:paragraph-rsid="0065bf05" style:font-name-asian="Times New Roman1" style:font-size-asian="12pt" style:font-style-asian="normal" style:font-weight-asian="normal" style:font-name-complex="Times New Roman1" style:font-size-complex="12pt"/>
    </style:style>
    <style:style style:name="P102"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6d70b3" officeooo:paragraph-rsid="006d70b3" style:font-name-asian="Times New Roman1" style:font-size-asian="12pt" style:font-style-asian="normal" style:font-weight-asian="normal" style:font-name-complex="Times New Roman1" style:font-size-complex="12pt"/>
    </style:style>
    <style:style style:name="P103"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770c1a" officeooo:paragraph-rsid="00770c1a" style:font-name-asian="Times New Roman1" style:font-size-asian="12pt" style:font-style-asian="normal" style:font-weight-asian="normal" style:font-name-complex="Times New Roman1" style:font-size-complex="12pt"/>
    </style:style>
    <style:style style:name="P104"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74f69f" officeooo:paragraph-rsid="005e7e3f" style:font-name-asian="Times New Roman1" style:font-size-asian="12pt" style:font-style-asian="normal" style:font-weight-asian="normal" style:font-name-complex="Times New Roman1" style:font-size-complex="12pt"/>
    </style:style>
    <style:style style:name="P105"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74f69f" officeooo:paragraph-rsid="0074f69f" style:font-name-asian="Times New Roman1" style:font-size-asian="12pt" style:font-style-asian="normal" style:font-weight-asian="normal" style:font-name-complex="Times New Roman1" style:font-size-complex="12pt" style:font-weight-complex="bold"/>
    </style:style>
    <style:style style:name="P106"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86bb40" officeooo:paragraph-rsid="005d749a" style:font-name-asian="Times New Roman1" style:font-size-asian="12pt" style:font-style-asian="normal" style:font-weight-asian="normal" style:font-name-complex="Times New Roman1" style:font-size-complex="12pt"/>
    </style:style>
    <style:style style:name="P107"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08"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bold" officeooo:rsid="0051e1d2" officeooo:paragraph-rsid="0051e1d2" style:font-name-asian="Times New Roman1" style:font-size-asian="12pt" style:font-style-asian="normal" style:font-weight-asian="bold" style:font-name-complex="Times New Roman1" style:font-size-complex="12pt" style:font-weight-complex="bold"/>
    </style:style>
    <style:style style:name="P109"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bold" officeooo:rsid="006d70b3" officeooo:paragraph-rsid="006d70b3" style:font-name-asian="Times New Roman1" style:font-size-asian="12pt" style:font-style-asian="normal" style:font-weight-asian="bold" style:font-name-complex="Times New Roman1" style:font-size-complex="12pt" style:font-weight-complex="bold"/>
    </style:style>
    <style:style style:name="P110"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bold" officeooo:rsid="006f3425" officeooo:paragraph-rsid="006f3425" style:font-name-asian="Times New Roman1" style:font-size-asian="12pt" style:font-style-asian="normal" style:font-weight-asian="bold" style:font-name-complex="Times New Roman1" style:font-size-complex="12pt" style:font-weight-complex="bold"/>
    </style:style>
    <style:style style:name="P111"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officeooo:rsid="004d2a23" officeooo:paragraph-rsid="004d3cd5"/>
    </style:style>
    <style:style style:name="P112"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officeooo:rsid="004d2a23" officeooo:paragraph-rsid="005e7e3f"/>
    </style:style>
    <style:style style:name="P113"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officeooo:rsid="004d2a23" officeooo:paragraph-rsid="0074f69f"/>
    </style:style>
    <style:style style:name="P114"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weight="bold" officeooo:rsid="004bbc23" officeooo:paragraph-rsid="004bbc23" style:font-weight-asian="bold" style:font-weight-complex="bold"/>
    </style:style>
    <style:style style:name="P115"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officeooo:rsid="00507830" officeooo:paragraph-rsid="005e7e3f"/>
    </style:style>
    <style:style style:name="P116"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officeooo:rsid="0051e1d2" officeooo:paragraph-rsid="0051e1d2"/>
    </style:style>
    <style:style style:name="P117"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officeooo:rsid="0053a868" officeooo:paragraph-rsid="0053a868"/>
    </style:style>
    <style:style style:name="P118"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officeooo:rsid="0053a868" officeooo:paragraph-rsid="0056672c"/>
    </style:style>
    <style:style style:name="P119"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officeooo:rsid="0053a868" officeooo:paragraph-rsid="0057889d"/>
    </style:style>
    <style:style style:name="P120"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officeooo:rsid="0053a868" officeooo:paragraph-rsid="00578f36"/>
    </style:style>
    <style:style style:name="P121"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officeooo:rsid="0053a868" officeooo:paragraph-rsid="005bac10"/>
    </style:style>
    <style:style style:name="P122"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officeooo:rsid="0053a868" officeooo:paragraph-rsid="005d749a"/>
    </style:style>
    <style:style style:name="P123"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officeooo:rsid="0056d26e" officeooo:paragraph-rsid="0056d26e"/>
    </style:style>
    <style:style style:name="P124"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officeooo:rsid="00590819" officeooo:paragraph-rsid="00590819"/>
    </style:style>
    <style:style style:name="P125"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officeooo:rsid="005e7e3f" officeooo:paragraph-rsid="005e7e3f"/>
    </style:style>
    <style:style style:name="P126"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officeooo:rsid="0067d5f3" officeooo:paragraph-rsid="0067d5f3"/>
    </style:style>
    <style:style style:name="P127" style:family="paragraph" style:parent-style-name="Standard" style:master-page-name="Standard">
      <style:paragraph-properties fo:text-align="center" style:justify-single-word="false" style:page-number="1"/>
      <style:text-properties style:font-name="Times New Roman" fo:font-weight="bold" officeooo:paragraph-rsid="009675eb" style:font-name-asian="Times New Roman1" style:font-weight-asian="bold" style:font-name-complex="Times New Roman1"/>
    </style:style>
    <style:style style:name="T1" style:family="text">
      <style:text-properties style:font-name="Times New Roman" fo:font-weight="bold" style:font-name-asian="Times New Roman1" style:font-weight-asian="bold" style:font-name-complex="Times New Roman1"/>
    </style:style>
    <style:style style:name="T2" style:family="text">
      <style:text-properties style:font-name="Times New Roman" fo:font-weight="bold" officeooo:rsid="001b6bf2" style:font-name-asian="Times New Roman1" style:font-weight-asian="bold" style:font-name-complex="Times New Roman1"/>
    </style:style>
    <style:style style:name="T3" style:family="text">
      <style:text-properties style:font-name="Times New Roman" fo:font-weight="bold" officeooo:rsid="00217639" style:font-name-asian="Times New Roman1" style:font-weight-asian="bold" style:font-name-complex="Times New Roman1"/>
    </style:style>
    <style:style style:name="T4" style:family="text">
      <style:text-properties style:font-name="Times New Roman" fo:font-weight="bold" style:font-name-asian="Times New Roman1" style:font-weight-asian="bold" style:font-name-complex="Times New Roman1" style:font-weight-complex="bold"/>
    </style:style>
    <style:style style:name="T5" style:family="text">
      <style:text-properties style:font-name="Times New Roman" fo:font-weight="bold" officeooo:rsid="00227430" style:font-name-asian="Times New Roman1" style:font-weight-asian="bold" style:font-name-complex="Times New Roman1" style:font-weight-complex="bold"/>
    </style:style>
    <style:style style:name="T6" style:family="text">
      <style:text-properties style:font-name="Times New Roman" fo:font-weight="bold" officeooo:rsid="002b70cc" style:font-name-asian="Times New Roman1" style:font-weight-asian="bold" style:font-name-complex="Times New Roman1" style:font-weight-complex="bold"/>
    </style:style>
    <style:style style:name="T7" style:family="text">
      <style:text-properties style:font-name="Times New Roman" fo:font-weight="bold" officeooo:rsid="00821bc3" style:font-name-asian="Times New Roman1" style:font-weight-asian="bold" style:font-name-complex="Times New Roman1" style:font-weight-complex="bold"/>
    </style:style>
    <style:style style:name="T8" style:family="text">
      <style:text-properties style:font-name="Times New Roman" fo:font-weight="bold" officeooo:rsid="00982872" style:font-name-asian="Times New Roman1" style:font-weight-asian="bold" style:font-name-complex="Times New Roman1" style:font-weight-complex="bold"/>
    </style:style>
    <style:style style:name="T9" style:family="text">
      <style:text-properties style:font-name="Times New Roman" fo:font-weight="bold" officeooo:rsid="00227430" style:font-name-asian="Times New Roman1" style:font-weight-asian="bold" style:font-name-complex="Times New Roman1"/>
    </style:style>
    <style:style style:name="T10" style:family="text">
      <style:text-properties style:font-name="Times New Roman" fo:font-weight="bold" officeooo:rsid="002407f8" style:font-name-asian="Times New Roman1" style:font-weight-asian="bold" style:font-name-complex="Times New Roman1"/>
    </style:style>
    <style:style style:name="T11" style:family="text">
      <style:text-properties style:font-name="Times New Roman" fo:font-weight="bold" officeooo:rsid="002962d9" style:font-name-asian="Times New Roman1" style:font-weight-asian="bold" style:font-name-complex="Times New Roman1"/>
    </style:style>
    <style:style style:name="T12" style:family="text">
      <style:text-properties style:font-name="Times New Roman" fo:font-weight="bold" officeooo:rsid="002b70cc" style:font-name-asian="Times New Roman1" style:font-weight-asian="bold" style:font-name-complex="Times New Roman1"/>
    </style:style>
    <style:style style:name="T13" style:family="text">
      <style:text-properties style:font-name="Times New Roman" fo:font-weight="bold" officeooo:rsid="002f15ff" style:font-name-asian="Times New Roman1" style:font-weight-asian="bold" style:font-name-complex="Times New Roman1"/>
    </style:style>
    <style:style style:name="T14" style:family="text">
      <style:text-properties style:font-name="Times New Roman" fo:font-weight="bold" officeooo:rsid="0034c9b5" style:font-name-asian="Times New Roman1" style:font-weight-asian="bold" style:font-name-complex="Times New Roman1"/>
    </style:style>
    <style:style style:name="T15" style:family="text">
      <style:text-properties style:font-name="Times New Roman" fo:font-weight="bold" officeooo:rsid="0034f47a" style:font-name-asian="Times New Roman1" style:font-weight-asian="bold" style:font-name-complex="Times New Roman1"/>
    </style:style>
    <style:style style:name="T16" style:family="text">
      <style:text-properties style:font-name="Times New Roman" fo:font-weight="bold" officeooo:rsid="0093540b" style:font-name-asian="Times New Roman1" style:font-weight-asian="bold" style:font-name-complex="Times New Roman1"/>
    </style:style>
    <style:style style:name="T17" style:family="text">
      <style:text-properties style:font-name="Times New Roman" fo:font-weight="bold" officeooo:rsid="009675eb" style:font-name-asian="Times New Roman1" style:font-weight-asian="bold" style:font-name-complex="Times New Roman1"/>
    </style:style>
    <style:style style:name="T18" style:family="text">
      <style:text-properties style:font-name="Times New Roman" fo:font-weight="bold" officeooo:rsid="00982872" style:font-name-asian="Times New Roman1" style:font-weight-asian="bold" style:font-name-complex="Times New Roman1"/>
    </style:style>
    <style:style style:name="T19" style:family="text">
      <style:text-properties style:font-name="Times New Roman" fo:font-weight="bold" fo:background-color="#ff0000" loext:char-shading-value="0" style:font-name-asian="Times New Roman1" style:font-weight-asian="bold" style:font-name-complex="Times New Roman1"/>
    </style:style>
    <style:style style:name="T20" style:family="text">
      <style:text-properties style:font-name="Times New Roman" fo:font-weight="bold" fo:background-color="#5eb91e" loext:char-shading-value="0" style:font-name-asian="Times New Roman1" style:font-weight-asian="bold" style:font-name-complex="Times New Roman1"/>
    </style:style>
    <style:style style:name="T21" style:family="text">
      <style:text-properties style:font-name="Times New Roman" fo:font-weight="bold" officeooo:rsid="001b6bf2" fo:background-color="#5eb91e" loext:char-shading-value="0" style:font-name-asian="Times New Roman1" style:font-weight-asian="bold" style:font-name-complex="Times New Roman1"/>
    </style:style>
    <style:style style:name="T22" style:family="text">
      <style:text-properties style:font-name="Times New Roman" fo:font-weight="bold" fo:background-color="#5eb91e" loext:char-shading-value="0" style:font-name-asian="Times New Roman1" style:font-weight-asian="bold" style:font-name-complex="Times New Roman1" style:font-weight-complex="bold"/>
    </style:style>
    <style:style style:name="T23" style:family="text">
      <style:text-properties style:font-name="Times New Roman" fo:font-weight="bold" officeooo:rsid="0025641a" fo:background-color="#5eb91e" loext:char-shading-value="0" style:font-name-asian="Times New Roman1" style:font-weight-asian="bold" style:font-name-complex="Times New Roman1" style:font-weight-complex="bold"/>
    </style:style>
    <style:style style:name="T24" style:family="text">
      <style:text-properties style:font-name="Times New Roman" fo:font-weight="bold" officeooo:rsid="0035c916" fo:background-color="#5eb91e" loext:char-shading-value="0" style:font-name-asian="Times New Roman1" style:font-weight-asian="bold" style:font-name-complex="Times New Roman1"/>
    </style:style>
    <style:style style:name="T25" style:family="text">
      <style:text-properties style:font-name="Times New Roman" fo:font-weight="bold" officeooo:rsid="002f15ff" fo:background-color="#5eb91e" loext:char-shading-value="0" style:font-name-asian="Times New Roman1" style:font-weight-asian="bold" style:font-name-complex="Times New Roman1"/>
    </style:style>
    <style:style style:name="T26" style:family="text">
      <style:text-properties style:font-name="Times New Roman" style:font-name-asian="Times New Roman1" style:font-name-complex="Times New Roman1"/>
    </style:style>
    <style:style style:name="T27" style:family="text">
      <style:text-properties style:font-name="Times New Roman" officeooo:rsid="0019c094" style:font-name-asian="Times New Roman1" style:font-name-complex="Times New Roman1"/>
    </style:style>
    <style:style style:name="T28" style:family="text">
      <style:text-properties style:font-name="Times New Roman" officeooo:rsid="0066034b" style:font-name-asian="Times New Roman1" style:font-name-complex="Times New Roman1"/>
    </style:style>
    <style:style style:name="T29" style:family="text">
      <style:text-properties style:font-name="Times New Roman" officeooo:rsid="00741a88" style:font-name-asian="Times New Roman1" style:font-name-complex="Times New Roman1"/>
    </style:style>
    <style:style style:name="T30" style:family="text">
      <style:text-properties style:font-name="Times New Roman" officeooo:rsid="008f02e1" style:font-name-asian="Times New Roman1" style:font-name-complex="Times New Roman1"/>
    </style:style>
    <style:style style:name="T31" style:family="text">
      <style:text-properties style:font-name="Times New Roman" officeooo:rsid="00990162" style:font-name-asian="Times New Roman1" style:font-name-complex="Times New Roman1"/>
    </style:style>
    <style:style style:name="T32" style:family="text">
      <style:text-properties style:font-name="Times New Roman" fo:font-weight="normal" style:font-name-asian="Times New Roman1" style:font-weight-asian="normal" style:font-name-complex="Times New Roman1"/>
    </style:style>
    <style:style style:name="T33" style:family="text">
      <style:text-properties style:font-name="Times New Roman" fo:font-weight="normal" style:font-name-asian="Times New Roman1" style:font-weight-asian="normal" style:font-name-complex="Times New Roman1" style:font-weight-complex="normal"/>
    </style:style>
    <style:style style:name="T34" style:family="text">
      <style:text-properties style:font-name="Times New Roman" fo:font-weight="normal" officeooo:rsid="00227430" style:font-name-asian="Times New Roman1" style:font-weight-asian="normal" style:font-name-complex="Times New Roman1" style:font-weight-complex="normal"/>
    </style:style>
    <style:style style:name="T35" style:family="text">
      <style:text-properties style:font-name="Times New Roman" fo:font-weight="normal" officeooo:rsid="002962d9" style:font-name-asian="Times New Roman1" style:font-weight-asian="normal" style:font-name-complex="Times New Roman1" style:font-weight-complex="normal"/>
    </style:style>
    <style:style style:name="T36" style:family="text">
      <style:text-properties style:font-name="Times New Roman" fo:font-weight="normal" officeooo:rsid="008f0500" style:font-name-asian="Times New Roman1" style:font-weight-asian="normal" style:font-name-complex="Times New Roman1" style:font-weight-complex="normal"/>
    </style:style>
    <style:style style:name="T37" style:family="text">
      <style:text-properties style:font-name="Times New Roman" fo:font-weight="normal" officeooo:rsid="0093540b" style:font-name-asian="Times New Roman1" style:font-weight-asian="normal" style:font-name-complex="Times New Roman1" style:font-weight-complex="normal"/>
    </style:style>
    <style:style style:name="T38" style:family="text">
      <style:text-properties style:font-name="Times New Roman" fo:font-weight="normal" officeooo:rsid="002b70cc" style:font-name-asian="Times New Roman1" style:font-weight-asian="normal" style:font-name-complex="Times New Roman1"/>
    </style:style>
    <style:style style:name="T39" style:family="text">
      <style:text-properties style:font-name="Times New Roman" fo:font-weight="normal" officeooo:rsid="002f15ff" style:font-name-asian="Times New Roman1" style:font-weight-asian="normal" style:font-name-complex="Times New Roman1"/>
    </style:style>
    <style:style style:name="T40" style:family="text">
      <style:text-properties style:font-name="Times New Roman" fo:font-weight="normal" officeooo:rsid="0035c916" style:font-name-asian="Times New Roman1" style:font-weight-asian="normal" style:font-name-complex="Times New Roman1"/>
    </style:style>
    <style:style style:name="T41" style:family="text">
      <style:text-properties style:font-name="Times New Roman" fo:font-weight="normal" officeooo:rsid="003a3afb" style:font-name-asian="Times New Roman1" style:font-weight-asian="normal" style:font-name-complex="Times New Roman1"/>
    </style:style>
    <style:style style:name="T42" style:family="text">
      <style:text-properties style:font-name="Times New Roman" fo:font-weight="normal" fo:background-color="#5eb91e" loext:char-shading-value="0" style:font-name-asian="Times New Roman1" style:font-weight-asian="normal" style:font-name-complex="Times New Roman1"/>
    </style:style>
    <style:style style:name="T43" style:family="text">
      <style:text-properties style:font-name="Times New Roman" fo:font-weight="normal" officeooo:rsid="00227430" fo:background-color="#5eb91e" loext:char-shading-value="0" style:font-name-asian="Times New Roman1" style:font-weight-asian="normal" style:font-name-complex="Times New Roman1" style:font-weight-complex="normal"/>
    </style:style>
    <style:style style:name="T44" style:family="text">
      <style:text-properties style:font-name="Times New Roman" fo:font-weight="normal" fo:background-color="transparent" loext:char-shading-value="0" style:font-name-asian="Times New Roman1" style:font-weight-asian="normal" style:font-name-complex="Times New Roman1"/>
    </style:style>
    <style:style style:name="T45" style:family="text">
      <style:text-properties style:font-name="Times New Roman" fo:font-weight="normal" officeooo:rsid="00227430" fo:background-color="transparent" loext:char-shading-value="0" style:font-name-asian="Times New Roman1" style:font-weight-asian="normal" style:font-name-complex="Times New Roman1" style:font-weight-complex="normal"/>
    </style:style>
    <style:style style:name="T46" style:family="text">
      <style:text-properties style:font-name="Times New Roman" fo:font-weight="normal" officeooo:rsid="008f0500" fo:background-color="transparent" loext:char-shading-value="0" style:font-name-asian="Times New Roman1" style:font-weight-asian="normal" style:font-name-complex="Times New Roman1" style:font-weight-complex="normal"/>
    </style:style>
    <style:style style:name="T47" style:family="text">
      <style:text-properties style:font-name="Times New Roman" fo:font-weight="normal" officeooo:rsid="0093540b" fo:background-color="transparent" loext:char-shading-value="0" style:font-name-asian="Times New Roman1" style:font-weight-asian="normal" style:font-name-complex="Times New Roman1" style:font-weight-complex="normal"/>
    </style:style>
    <style:style style:name="T48" style:family="text">
      <style:text-properties style:font-name="Times New Roman" fo:font-style="italic" style:font-name-asian="Times New Roman1" style:font-style-asian="italic" style:font-name-complex="Times New Roman1"/>
    </style:style>
    <style:style style:name="T49" style:family="text">
      <style:text-properties style:font-name="Times New Roman" fo:font-style="normal" style:font-name-asian="Times New Roman1" style:font-style-asian="normal" style:font-name-complex="Times New Roman1"/>
    </style:style>
    <style:style style:name="T50" style:family="text">
      <style:text-properties style:font-name="Times New Roman" fo:font-style="normal" officeooo:rsid="008f02e1" style:font-name-asian="Times New Roman1" style:font-style-asian="normal" style:font-name-complex="Times New Roman1"/>
    </style:style>
    <style:style style:name="T51" style:family="text">
      <style:text-properties style:font-name="Times New Roman" fo:font-style="normal" fo:font-weight="bold" style:font-name-asian="Times New Roman1" style:font-style-asian="normal" style:font-weight-asian="bold" style:font-name-complex="Times New Roman1"/>
    </style:style>
    <style:style style:name="T52" style:family="text">
      <style:text-properties style:font-name="Times New Roman" fo:font-style="normal" fo:font-weight="bold" fo:background-color="#5eb91e" loext:char-shading-value="0" style:font-name-asian="Times New Roman1" style:font-style-asian="normal" style:font-weight-asian="bold" style:font-name-complex="Times New Roman1"/>
    </style:style>
    <style:style style:name="T53" style:family="text">
      <style:text-properties style:font-name="Times New Roman" fo:font-style="normal" fo:font-weight="normal" style:font-name-asian="Times New Roman1" style:font-style-asian="normal" style:font-weight-asian="normal" style:font-name-complex="Times New Roman1"/>
    </style:style>
    <style:style style:name="T54" style:family="text">
      <style:text-properties style:font-name="Times New Roman" fo:background-color="#77bc65" loext:char-shading-value="0" style:font-name-asian="Times New Roman1" style:font-name-complex="Times New Roman1"/>
    </style:style>
    <style:style style:name="T55" style:family="text">
      <style:text-properties style:font-name="Times New Roman" fo:background-color="#5eb91e" loext:char-shading-value="0" style:font-name-asian="Times New Roman1" style:font-name-complex="Times New Roman1"/>
    </style:style>
    <style:style style:name="T56" style:family="text">
      <style:text-properties style:font-name="Times New Roman" fo:background-color="transparent" loext:char-shading-value="0" style:font-name-asian="Times New Roman1" style:font-name-complex="Times New Roman1"/>
    </style:style>
    <style:style style:name="T57"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58"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2962d9" style:font-name-asian="Times New Roman1" style:font-size-asian="12pt" style:font-style-asian="normal" style:font-weight-asian="bold" style:font-name-complex="Times New Roman1" style:font-size-complex="12pt"/>
    </style:style>
    <style:style style:name="T59"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font-weight-complex="bold"/>
    </style:style>
    <style:style style:name="T60"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590819" style:font-name-asian="Times New Roman1" style:font-size-asian="12pt" style:font-style-asian="normal" style:font-weight-asian="bold" style:font-name-complex="Times New Roman1" style:font-size-complex="12pt" style:font-weight-complex="bold"/>
    </style:style>
    <style:style style:name="T61"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5a6842" style:font-name-asian="Times New Roman1" style:font-size-asian="12pt" style:font-style-asian="normal" style:font-weight-asian="bold" style:font-name-complex="Times New Roman1" style:font-size-complex="12pt" style:font-weight-complex="bold"/>
    </style:style>
    <style:style style:name="T62"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5bac10" style:font-name-asian="Times New Roman1" style:font-size-asian="12pt" style:font-style-asian="normal" style:font-weight-asian="bold" style:font-name-complex="Times New Roman1" style:font-size-complex="12pt" style:font-weight-complex="bold"/>
    </style:style>
    <style:style style:name="T63"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57889d" style:font-name-asian="Times New Roman1" style:font-size-asian="12pt" style:font-style-asian="normal" style:font-weight-asian="bold" style:font-name-complex="Times New Roman1" style:font-size-complex="12pt" style:font-weight-complex="bold"/>
    </style:style>
    <style:style style:name="T64"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5d749a" style:font-name-asian="Times New Roman1" style:font-size-asian="12pt" style:font-style-asian="normal" style:font-weight-asian="bold" style:font-name-complex="Times New Roman1" style:font-size-complex="12pt" style:font-weight-complex="bold"/>
    </style:style>
    <style:style style:name="T65"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5f9623" style:font-name-asian="Times New Roman1" style:font-size-asian="12pt" style:font-style-asian="normal" style:font-weight-asian="bold" style:font-name-complex="Times New Roman1" style:font-size-complex="12pt" style:font-weight-complex="bold"/>
    </style:style>
    <style:style style:name="T66"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60fb66" style:font-name-asian="Times New Roman1" style:font-size-asian="12pt" style:font-style-asian="normal" style:font-weight-asian="bold" style:font-name-complex="Times New Roman1" style:font-size-complex="12pt" style:font-weight-complex="bold"/>
    </style:style>
    <style:style style:name="T67"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7049f7" style:font-name-asian="Times New Roman1" style:font-size-asian="12pt" style:font-style-asian="normal" style:font-weight-asian="bold" style:font-name-complex="Times New Roman1" style:font-size-complex="12pt" style:font-weight-complex="bold"/>
    </style:style>
    <style:style style:name="T68"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86bb40" style:font-name-asian="Times New Roman1" style:font-size-asian="12pt" style:font-style-asian="normal" style:font-weight-asian="bold" style:font-name-complex="Times New Roman1" style:font-size-complex="12pt" style:font-weight-complex="bold"/>
    </style:style>
    <style:style style:name="T69"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font-style-complex="normal" style:font-weight-complex="bold"/>
    </style:style>
    <style:style style:name="T70"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57889d" style:font-name-asian="Times New Roman1" style:font-size-asian="12pt" style:font-style-asian="normal" style:font-weight-asian="bold" style:font-name-complex="Times New Roman1" style:font-size-complex="12pt" style:font-style-complex="normal" style:font-weight-complex="bold"/>
    </style:style>
    <style:style style:name="T71"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578f36" style:font-name-asian="Times New Roman1" style:font-size-asian="12pt" style:font-style-asian="normal" style:font-weight-asian="bold" style:font-name-complex="Times New Roman1" style:font-size-complex="12pt" style:font-style-complex="normal" style:font-weight-complex="bold"/>
    </style:style>
    <style:style style:name="T72"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6f3425" style:font-name-asian="Times New Roman1" style:font-size-asian="12pt" style:font-style-asian="normal" style:font-weight-asian="bold" style:font-name-complex="Times New Roman1" style:font-size-complex="12pt"/>
    </style:style>
    <style:style style:name="T73"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fo:background-color="#5eb91e" loext:char-shading-value="0" style:font-name-asian="Times New Roman1" style:font-size-asian="12pt" style:font-style-asian="normal" style:font-weight-asian="bold" style:font-name-complex="Times New Roman1" style:font-size-complex="12pt"/>
    </style:style>
    <style:style style:name="T74"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3d9235" fo:background-color="#5eb91e" loext:char-shading-value="0" style:font-name-asian="Times New Roman1" style:font-size-asian="12pt" style:font-style-asian="normal" style:font-weight-asian="bold" style:font-name-complex="Times New Roman1" style:font-size-complex="12pt" style:font-weight-complex="bold"/>
    </style:style>
    <style:style style:name="T7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76"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43e786" style:font-name-asian="Times New Roman1" style:font-size-asian="12pt" style:font-style-asian="normal" style:font-weight-asian="normal" style:font-name-complex="Times New Roman1" style:font-size-complex="12pt"/>
    </style:style>
    <style:style style:name="T77"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4d3cd5" style:font-name-asian="Times New Roman1" style:font-size-asian="12pt" style:font-style-asian="normal" style:font-weight-asian="normal" style:font-name-complex="Times New Roman1" style:font-size-complex="12pt"/>
    </style:style>
    <style:style style:name="T78"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style>
    <style:style style:name="T79"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4d3cd5" style:font-name-asian="Times New Roman1" style:font-size-asian="12pt" style:font-style-asian="normal" style:font-weight-asian="normal" style:font-name-complex="Times New Roman1" style:font-size-complex="12pt" style:font-style-complex="normal"/>
    </style:style>
    <style:style style:name="T80"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57889d" style:font-name-asian="Times New Roman1" style:font-size-asian="12pt" style:font-style-asian="normal" style:font-weight-asian="normal" style:font-name-complex="Times New Roman1" style:font-size-complex="12pt" style:font-style-complex="normal"/>
    </style:style>
    <style:style style:name="T8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68afa2" style:font-name-asian="Times New Roman1" style:font-size-asian="12pt" style:font-style-asian="normal" style:font-weight-asian="normal" style:font-name-complex="Times New Roman1" style:font-size-complex="12pt" style:font-style-complex="normal"/>
    </style:style>
    <style:style style:name="T8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558095" style:font-name-asian="Times New Roman1" style:font-size-asian="12pt" style:font-style-asian="normal" style:font-weight-asian="normal" style:font-name-complex="Times New Roman1" style:font-size-complex="12pt"/>
    </style:style>
    <style:style style:name="T8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56672c" style:font-name-asian="Times New Roman1" style:font-size-asian="12pt" style:font-style-asian="normal" style:font-weight-asian="normal" style:font-name-complex="Times New Roman1" style:font-size-complex="12pt"/>
    </style:style>
    <style:style style:name="T8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57889d" style:font-name-asian="Times New Roman1" style:font-size-asian="12pt" style:font-style-asian="normal" style:font-weight-asian="normal" style:font-name-complex="Times New Roman1" style:font-size-complex="12pt"/>
    </style:style>
    <style:style style:name="T8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590819" style:font-name-asian="Times New Roman1" style:font-size-asian="12pt" style:font-style-asian="normal" style:font-weight-asian="normal" style:font-name-complex="Times New Roman1" style:font-size-complex="12pt"/>
    </style:style>
    <style:style style:name="T86"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5a6842" style:font-name-asian="Times New Roman1" style:font-size-asian="12pt" style:font-style-asian="normal" style:font-weight-asian="normal" style:font-name-complex="Times New Roman1" style:font-size-complex="12pt"/>
    </style:style>
    <style:style style:name="T87"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5bac10" style:font-name-asian="Times New Roman1" style:font-size-asian="12pt" style:font-style-asian="normal" style:font-weight-asian="normal" style:font-name-complex="Times New Roman1" style:font-size-complex="12pt"/>
    </style:style>
    <style:style style:name="T88"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3f4500" style:font-name-asian="Times New Roman1" style:font-size-asian="12pt" style:font-style-asian="normal" style:font-weight-asian="normal" style:font-name-complex="Times New Roman1" style:font-size-complex="12pt"/>
    </style:style>
    <style:style style:name="T89"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5d749a" style:font-name-asian="Times New Roman1" style:font-size-asian="12pt" style:font-style-asian="normal" style:font-weight-asian="normal" style:font-name-complex="Times New Roman1" style:font-size-complex="12pt"/>
    </style:style>
    <style:style style:name="T90"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5e7e3f" style:font-name-asian="Times New Roman1" style:font-size-asian="12pt" style:font-style-asian="normal" style:font-weight-asian="normal" style:font-name-complex="Times New Roman1" style:font-size-complex="12pt"/>
    </style:style>
    <style:style style:name="T9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5f9623" style:font-name-asian="Times New Roman1" style:font-size-asian="12pt" style:font-style-asian="normal" style:font-weight-asian="normal" style:font-name-complex="Times New Roman1" style:font-size-complex="12pt"/>
    </style:style>
    <style:style style:name="T9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60fb66" style:font-name-asian="Times New Roman1" style:font-size-asian="12pt" style:font-style-asian="normal" style:font-weight-asian="normal" style:font-name-complex="Times New Roman1" style:font-size-complex="12pt"/>
    </style:style>
    <style:style style:name="T9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61d447" style:font-name-asian="Times New Roman1" style:font-size-asian="12pt" style:font-style-asian="normal" style:font-weight-asian="normal" style:font-name-complex="Times New Roman1" style:font-size-complex="12pt"/>
    </style:style>
    <style:style style:name="T9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627f17" style:font-name-asian="Times New Roman1" style:font-size-asian="12pt" style:font-style-asian="normal" style:font-weight-asian="normal" style:font-name-complex="Times New Roman1" style:font-size-complex="12pt"/>
    </style:style>
    <style:style style:name="T9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67d5f3" style:font-name-asian="Times New Roman1" style:font-size-asian="12pt" style:font-style-asian="normal" style:font-weight-asian="normal" style:font-name-complex="Times New Roman1" style:font-size-complex="12pt"/>
    </style:style>
    <style:style style:name="T96"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43e786" style:font-name-asian="Times New Roman1" style:font-size-asian="12pt" style:font-style-asian="normal" style:font-weight-asian="normal" style:font-name-complex="Times New Roman1" style:font-size-complex="12pt" style:font-weight-complex="bold"/>
    </style:style>
    <style:style style:name="T97"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74f69f" style:font-name-asian="Times New Roman1" style:font-size-asian="12pt" style:font-style-asian="normal" style:font-weight-asian="normal" style:font-name-complex="Times New Roman1" style:font-size-complex="12pt" style:font-weight-complex="bold"/>
    </style:style>
    <style:style style:name="T98"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7049f7" style:font-name-asian="Times New Roman1" style:font-size-asian="12pt" style:font-style-asian="normal" style:font-weight-asian="normal" style:font-name-complex="Times New Roman1" style:font-size-complex="12pt"/>
    </style:style>
    <style:style style:name="T99"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741a88" style:font-name-asian="Times New Roman1" style:font-size-asian="12pt" style:font-style-asian="normal" style:font-weight-asian="normal" style:font-name-complex="Times New Roman1" style:font-size-complex="12pt"/>
    </style:style>
    <style:style style:name="T100"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74f69f" style:font-name-asian="Times New Roman1" style:font-size-asian="12pt" style:font-style-asian="normal" style:font-weight-asian="normal" style:font-name-complex="Times New Roman1" style:font-size-complex="12pt"/>
    </style:style>
    <style:style style:name="T10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86bb40" style:font-name-asian="Times New Roman1" style:font-size-asian="12pt" style:font-style-asian="normal" style:font-weight-asian="normal" style:font-name-complex="Times New Roman1" style:font-size-complex="12pt"/>
    </style:style>
    <style:style style:name="T10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86bb40" style:font-name-asian="Times New Roman1" style:font-size-asian="12pt" style:font-style-asian="normal" style:font-weight-asian="normal" style:font-name-complex="Times New Roman1" style:font-size-complex="12pt" style:font-weight-complex="normal"/>
    </style:style>
    <style:style style:name="T10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8c463a" style:font-name-asian="Times New Roman1" style:font-size-asian="12pt" style:font-style-asian="normal" style:font-weight-asian="normal" style:font-name-complex="Times New Roman1" style:font-size-complex="12pt"/>
    </style:style>
    <style:style style:name="T10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3d9235" fo:background-color="#5eb91e" loext:char-shading-value="0" style:font-name-asian="Times New Roman1" style:font-size-asian="12pt" style:font-style-asian="normal" style:font-weight-asian="normal" style:font-name-complex="Times New Roman1" style:font-size-complex="12pt"/>
    </style:style>
    <style:style style:name="T105" style:family="text">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T106" style:family="text">
      <style:text-properties fo:font-variant="normal" fo:text-transform="none" fo:color="#000000" style:text-line-through-style="none" style:text-line-through-type="none" style:text-position="0% 100%" style:font-name="Times New Roman" fo:font-size="12pt" fo:font-style="normal" style:text-underline-style="none" officeooo:rsid="004d2a23" style:font-name-asian="Times New Roman1" style:font-size-asian="12pt" style:font-style-asian="normal" style:font-name-complex="Times New Roman1" style:font-size-complex="12pt"/>
    </style:style>
    <style:style style:name="T107" style:family="text">
      <style:text-properties fo:font-variant="normal" fo:text-transform="none" fo:color="#000000" style:text-line-through-style="none" style:text-line-through-type="none" style:text-position="0% 100%" style:font-name="Times New Roman" fo:font-size="12pt" fo:font-style="normal" style:text-underline-style="none" officeooo:rsid="004dba3b" style:font-name-asian="Times New Roman1" style:font-size-asian="12pt" style:font-style-asian="normal" style:font-name-complex="Times New Roman1" style:font-size-complex="12pt"/>
    </style:style>
    <style:style style:name="T108" style:family="text">
      <style:text-properties fo:font-variant="normal" fo:text-transform="none" fo:color="#000000" style:text-line-through-style="none" style:text-line-through-type="none" style:text-position="0% 100%" style:font-name="Times New Roman" fo:font-size="12pt" fo:font-style="normal" style:text-underline-style="none" officeooo:rsid="004ea10f" style:font-name-asian="Times New Roman1" style:font-size-asian="12pt" style:font-style-asian="normal" style:font-name-complex="Times New Roman1" style:font-size-complex="12pt"/>
    </style:style>
    <style:style style:name="T109"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font-style-complex="italic"/>
    </style:style>
    <style:style style:name="T110"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4d3cd5" style:font-name-asian="Times New Roman1" style:font-size-asian="12pt" style:font-style-asian="italic" style:font-weight-asian="normal" style:font-name-complex="Times New Roman1" style:font-size-complex="12pt" style:font-style-complex="italic"/>
    </style:style>
    <style:style style:name="T111"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56672c" style:font-name-asian="Times New Roman1" style:font-size-asian="12pt" style:font-style-asian="italic" style:font-weight-asian="normal" style:font-name-complex="Times New Roman1" style:font-size-complex="12pt" style:font-style-complex="italic"/>
    </style:style>
    <style:style style:name="T112"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5bac10" style:font-name-asian="Times New Roman1" style:font-size-asian="12pt" style:font-style-asian="italic" style:font-weight-asian="normal" style:font-name-complex="Times New Roman1" style:font-size-complex="12pt" style:font-style-complex="italic"/>
    </style:style>
    <style:style style:name="T113" style:family="text">
      <style:text-properties fo:font-variant="normal" fo:text-transform="none" fo:color="#0000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font-style-complex="italic" style:font-weight-complex="bold"/>
    </style:style>
    <style:style style:name="T114" style:family="text">
      <style:text-properties fo:font-variant="normal" fo:text-transform="none" fo:color="#000000" style:text-line-through-style="none" style:text-line-through-type="none" style:text-position="0% 100%" style:font-name="Times New Roman" fo:font-size="12pt" fo:font-style="italic" style:text-underline-style="none" fo:font-weight="bold" officeooo:rsid="0056672c" style:font-name-asian="Times New Roman1" style:font-size-asian="12pt" style:font-style-asian="italic" style:font-weight-asian="bold" style:font-name-complex="Times New Roman1" style:font-size-complex="12pt" style:font-style-complex="italic" style:font-weight-complex="bold"/>
    </style:style>
    <style:style style:name="T115" style:family="text">
      <style:text-properties fo:font-variant="normal" fo:text-transform="none" fo:color="#000080" style:text-line-through-style="none" style:text-line-through-type="none" style:text-position="0% 100%" style:font-name="Times New Roman" fo:font-size="12pt" fo:font-style="normal" style:text-underline-style="solid" style:text-underline-width="auto" style:text-underline-color="font-color" fo:font-weight="bold" style:font-name-asian="Times New Roman1" style:font-size-asian="12pt" style:font-style-asian="normal" style:font-weight-asian="bold" style:font-name-complex="Times New Roman1" style:font-size-complex="12pt"/>
    </style:style>
    <style:style style:name="T116" style:family="text">
      <style:text-properties fo:font-variant="normal" fo:text-transform="none" fo:color="#000080"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117" style:family="text">
      <style:text-properties fo:font-variant="normal" fo:text-transform="none" fo:color="#000080" style:text-line-through-style="none" style:text-line-through-type="none" style:text-position="0% 100%" style:font-name="Times New Roman" fo:font-size="12pt" fo:font-style="normal" style:text-underline-style="solid" style:text-underline-width="auto" style:text-underline-color="font-color" fo:font-weight="normal" officeooo:rsid="008c463a" style:font-name-asian="Times New Roman1" style:font-size-asian="12pt" style:font-style-asian="normal" style:font-weight-asian="normal" style:font-name-complex="Times New Roman1" style:font-size-complex="12pt"/>
    </style:style>
    <style:style style:name="T118" style:family="text">
      <style:text-properties fo:color="#000080" style:font-name="Times New Roman" style:text-underline-style="solid" style:text-underline-width="auto" style:text-underline-color="font-color" style:font-name-asian="Times New Roman1" style:font-name-complex="Times New Roman1"/>
    </style:style>
    <style:style style:name="T119" style:family="text">
      <style:text-properties fo:color="#000080" style:font-name="Times New Roman" style:text-underline-style="solid" style:text-underline-width="auto" style:text-underline-color="font-color" officeooo:rsid="002ae4b0" style:font-name-asian="Times New Roman1" style:font-name-complex="Times New Roman1"/>
    </style:style>
    <style:style style:name="T120" style:family="text">
      <style:text-properties officeooo:rsid="0019c094"/>
    </style:style>
    <style:style style:name="T121" style:family="text">
      <style:text-properties fo:background-color="#ff0000" loext:char-shading-value="0"/>
    </style:style>
    <style:style style:name="T122" style:family="text">
      <style:text-properties fo:font-weight="bold" style:font-weight-asian="bold" style:font-weight-complex="bold"/>
    </style:style>
    <style:style style:name="T123" style:family="text">
      <style:text-properties fo:font-weight="bold" officeooo:rsid="002962d9" style:font-weight-asian="bold" style:font-weight-complex="bold"/>
    </style:style>
    <style:style style:name="T124" style:family="text">
      <style:text-properties fo:font-weight="bold" officeooo:rsid="002cbfb3" style:font-weight-asian="bold" style:font-weight-complex="bold"/>
    </style:style>
    <style:style style:name="T125" style:family="text">
      <style:text-properties fo:font-weight="bold" officeooo:rsid="002dda37" style:font-weight-asian="bold" style:font-weight-complex="bold"/>
    </style:style>
    <style:style style:name="T126" style:family="text">
      <style:text-properties fo:font-weight="bold" officeooo:rsid="003d9235" style:font-weight-asian="bold" style:font-weight-complex="bold"/>
    </style:style>
    <style:style style:name="T127" style:family="text">
      <style:text-properties fo:font-weight="bold" officeooo:rsid="0044f48e" style:font-weight-asian="bold" style:font-weight-complex="bold"/>
    </style:style>
    <style:style style:name="T128" style:family="text">
      <style:text-properties fo:font-weight="bold" officeooo:rsid="0084ac49" style:font-weight-asian="bold" style:font-weight-complex="bold"/>
    </style:style>
    <style:style style:name="T129" style:family="text">
      <style:text-properties fo:font-weight="bold" fo:background-color="#5eb91e" loext:char-shading-value="0" style:font-weight-asian="bold" style:font-weight-complex="bold"/>
    </style:style>
    <style:style style:name="T130" style:family="text">
      <style:text-properties fo:font-weight="bold" officeooo:rsid="0025641a" fo:background-color="#5eb91e" loext:char-shading-value="0" style:font-weight-asian="bold" style:font-weight-complex="bold"/>
    </style:style>
    <style:style style:name="T131" style:family="text">
      <style:text-properties fo:font-weight="bold" officeooo:rsid="0035c916" fo:background-color="#5eb91e" loext:char-shading-value="0" style:font-weight-asian="bold" style:font-weight-complex="bold"/>
    </style:style>
    <style:style style:name="T132" style:family="text">
      <style:text-properties fo:font-weight="bold" officeooo:rsid="0040c9d0" fo:background-color="#5eb91e" loext:char-shading-value="0" style:font-weight-asian="bold" style:font-weight-complex="bold"/>
    </style:style>
    <style:style style:name="T133" style:family="text">
      <style:text-properties fo:font-weight="bold" officeooo:rsid="0084ac49" fo:background-color="#5eb91e" loext:char-shading-value="0" style:font-weight-asian="bold" style:font-weight-complex="bold"/>
    </style:style>
    <style:style style:name="T134" style:family="text">
      <style:text-properties fo:font-weight="bold" officeooo:rsid="008563c9" fo:background-color="#5eb91e" loext:char-shading-value="0" style:font-weight-asian="bold" style:font-weight-complex="bold"/>
    </style:style>
    <style:style style:name="T135" style:family="text">
      <style:text-properties fo:font-weight="bold" fo:background-color="transparent" loext:char-shading-value="0" style:font-weight-asian="bold" style:font-weight-complex="bold"/>
    </style:style>
    <style:style style:name="T136" style:family="text">
      <style:text-properties fo:background-color="#5eb91e" loext:char-shading-value="0"/>
    </style:style>
    <style:style style:name="T137" style:family="text">
      <style:text-properties officeooo:rsid="0019c094" fo:background-color="#5eb91e" loext:char-shading-value="0"/>
    </style:style>
    <style:style style:name="T138" style:family="text">
      <style:text-properties officeooo:rsid="002ae4b0" fo:background-color="#5eb91e" loext:char-shading-value="0"/>
    </style:style>
    <style:style style:name="T139" style:family="text">
      <style:text-properties officeooo:rsid="002cbfb3" fo:background-color="#5eb91e" loext:char-shading-value="0"/>
    </style:style>
    <style:style style:name="T140" style:family="text">
      <style:text-properties officeooo:rsid="001eda35"/>
    </style:style>
    <style:style style:name="T141" style:family="text">
      <style:text-properties officeooo:rsid="001f7433"/>
    </style:style>
    <style:style style:name="T142" style:family="text">
      <style:text-properties officeooo:rsid="002096c3"/>
    </style:style>
    <style:style style:name="T143" style:family="text">
      <style:text-properties officeooo:rsid="00217639"/>
    </style:style>
    <style:style style:name="T144" style:family="text">
      <style:text-properties officeooo:rsid="00227430"/>
    </style:style>
    <style:style style:name="T145" style:family="text">
      <style:text-properties fo:font-weight="normal" style:font-weight-asian="normal"/>
    </style:style>
    <style:style style:name="T146" style:family="text">
      <style:text-properties fo:font-weight="normal" style:font-weight-asian="normal" style:font-weight-complex="normal"/>
    </style:style>
    <style:style style:name="T147" style:family="text">
      <style:text-properties fo:font-weight="normal" officeooo:rsid="002ae4b0" style:font-weight-asian="normal" style:font-weight-complex="normal"/>
    </style:style>
    <style:style style:name="T148" style:family="text">
      <style:text-properties fo:font-weight="normal" officeooo:rsid="00331981" style:font-weight-asian="normal" style:font-weight-complex="normal"/>
    </style:style>
    <style:style style:name="T149" style:family="text">
      <style:text-properties fo:font-weight="normal" officeooo:rsid="0032a4e8" style:font-weight-asian="normal" style:font-weight-complex="normal"/>
    </style:style>
    <style:style style:name="T150" style:family="text">
      <style:text-properties fo:font-weight="normal" officeooo:rsid="009385b2" style:font-weight-asian="normal" style:font-weight-complex="normal"/>
    </style:style>
    <style:style style:name="T151" style:family="text">
      <style:text-properties fo:font-weight="normal" officeooo:rsid="0043e786" style:font-weight-asian="normal"/>
    </style:style>
    <style:style style:name="T152" style:family="text">
      <style:text-properties officeooo:rsid="00238c06"/>
    </style:style>
    <style:style style:name="T153" style:family="text">
      <style:text-properties officeooo:rsid="00249edb"/>
    </style:style>
    <style:style style:name="T154" style:family="text">
      <style:text-properties officeooo:rsid="002b70cc"/>
    </style:style>
    <style:style style:name="T155" style:family="text">
      <style:text-properties officeooo:rsid="002cbfb3"/>
    </style:style>
    <style:style style:name="T156" style:family="text">
      <style:text-properties officeooo:rsid="002dda37"/>
    </style:style>
    <style:style style:name="T157" style:family="text">
      <style:text-properties officeooo:rsid="002f15ff"/>
    </style:style>
    <style:style style:name="T158" style:family="text">
      <style:text-properties officeooo:rsid="0031e657"/>
    </style:style>
    <style:style style:name="T159" style:family="text">
      <style:text-properties officeooo:rsid="00331981"/>
    </style:style>
    <style:style style:name="T160" style:family="text">
      <style:text-properties fo:background-color="transparent" loext:char-shading-value="0"/>
    </style:style>
    <style:style style:name="T161" style:family="text">
      <style:text-properties officeooo:rsid="0034f47a" fo:background-color="transparent" loext:char-shading-value="0"/>
    </style:style>
    <style:style style:name="T162" style:family="text">
      <style:text-properties fo:background-color="transparent" loext:char-shading-value="0" style:font-weight-complex="bold"/>
    </style:style>
    <style:style style:name="T163" style:family="text">
      <style:text-properties officeooo:rsid="0038c144"/>
    </style:style>
    <style:style style:name="T164" style:family="text">
      <style:text-properties officeooo:rsid="00427d2d"/>
    </style:style>
    <style:style style:name="T165" style:family="text">
      <style:text-properties officeooo:rsid="0044f48e"/>
    </style:style>
    <style:style style:name="T166" style:family="text">
      <style:text-properties style:text-underline-style="none"/>
    </style:style>
    <style:style style:name="T167" style:family="text">
      <style:text-properties style:text-underline-style="none" officeooo:rsid="0044f48e"/>
    </style:style>
    <style:style style:name="T168" style:family="text">
      <style:text-properties officeooo:rsid="00469c62"/>
    </style:style>
    <style:style style:name="T169" style:family="text">
      <style:text-properties officeooo:rsid="00495993"/>
    </style:style>
    <style:style style:name="T170" style:family="text">
      <style:text-properties style:font-weight-complex="bold"/>
    </style:style>
    <style:style style:name="T171" style:family="text">
      <style:text-properties officeooo:rsid="0043e786"/>
    </style:style>
    <style:style style:name="T172" style:family="text">
      <style:text-properties officeooo:rsid="006c799e"/>
    </style:style>
    <style:style style:name="T173" style:family="text">
      <style:text-properties officeooo:rsid="0072a67f"/>
    </style:style>
    <style:style style:name="T174" style:family="text">
      <style:text-properties officeooo:rsid="00741a88"/>
    </style:style>
    <style:style style:name="T175" style:family="text">
      <style:text-properties officeooo:rsid="0075430c"/>
    </style:style>
    <style:style style:name="T176" style:family="text">
      <style:text-properties officeooo:rsid="00770c1a"/>
    </style:style>
    <style:style style:name="T177" style:family="text">
      <style:text-properties officeooo:rsid="00797cc2"/>
    </style:style>
    <style:style style:name="T178" style:family="text">
      <style:text-properties officeooo:rsid="007b5619"/>
    </style:style>
    <style:style style:name="T179" style:family="text">
      <style:text-properties officeooo:rsid="007bc01b"/>
    </style:style>
    <style:style style:name="T180" style:family="text">
      <style:text-properties officeooo:rsid="007c4611"/>
    </style:style>
    <style:style style:name="T181" style:family="text">
      <style:text-properties officeooo:rsid="007d0c86"/>
    </style:style>
    <style:style style:name="T182" style:family="text">
      <style:text-properties officeooo:rsid="0084ac49"/>
    </style:style>
    <style:style style:name="T183" style:family="text">
      <style:text-properties officeooo:rsid="008563c9"/>
    </style:style>
    <style:style style:name="T184" style:family="text">
      <style:text-properties officeooo:rsid="0086bb40"/>
    </style:style>
    <style:style style:name="T185" style:family="text">
      <style:text-properties officeooo:rsid="008a5c02"/>
    </style:style>
    <style:style style:name="T186" style:family="text">
      <style:text-properties style:use-window-font-color="true" fo:font-weight="bold" fo:background-color="#5eb91e" loext:char-shading-value="0" style:font-weight-asian="bold" style:font-weight-complex="bold"/>
    </style:style>
    <style:style style:name="T187" style:family="text">
      <style:text-properties officeooo:rsid="008cb865"/>
    </style:style>
    <style:style style:name="T188" style:family="text">
      <style:text-properties officeooo:rsid="008f02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BORN2BEROOT <text:span text:style-name="T188">TO INCEPTION</text:span></text:p>
      <text:p text:style-name="P1"/>
      <text:p text:style-name="P1"><text:span text:style-name="T122">VirtualBox</text:span> est une application qui sert d'hyperviseur de type 2 (hosted hypervisor, hyperviseur hebergé).</text:p>
      <text:p text:style-name="P1">Elle est considérée comme les autres applications et n'a aucune priorité sur les ressources de l'OS hôte.</text:p>
      <text:p text:style-name="P1">Un hyperviseur de type 2 permet entre autre de:</text:p>
      <text:p text:style-name="P1">• tester différents OS</text:p>
      <text:p text:style-name="P1">• tester/utiliser une application</text:p>
      <text:p text:style-name="P1">• simuler un réseau</text:p>
      <text:p text:style-name="P1">• simuler une 2ème machine et faire des tests de communication simples</text:p>
      <text:p text:style-name="P1">• créer un petit réseau de plusieurs VM pour tester les protocoles réseau, des règles de pare-feu, configurer un serveur de supervision ou autre</text:p>
      <text:p text:style-name="P1">Chaque VM est autorisée par l'hypeviseur à utiliser une certaine quantité de ressources, définies au départ et ne peut dépasser cette limite</text:p>
      <text:p text:style-name="P1">Un hyperviseur de type 2 est une application assez gourmande en mémoire et CPU, donc penser à fermer un max d'appli pendant son utilisation</text:p>
      <text:p text:style-name="P1">Du fait d'être installé sur un OS hôte, ces hyperviseurs ont des performances limitées et hébergent des VM qui peuvent être instables. Ils ne sont pas faits pour créer des VM de production mais uniquement pour du développement, des tests et de l'usage personnel – inclut un système de recherche puissant pour trouver des paquets particuliers ou limiter l'affichage des paquets – en plein écran, gère su et peut-être utilisé par un user normal until admin privileges are needed)</text:p>
      <text:p text:style-name="P11">Avantage <text:span text:style-name="T122">UTM</text:span> : installable sur iOS, et virtualise Android ! A n’utiliser que si VirtualBox ne fctn pas</text:p>
      <text:p text:style-name="P1"/>
      <text:p text:style-name="P18">• CentOS vs Debian</text:p>
      <table:table table:name="Table1" table:style-name="Table1">
        <table:table-column table:style-name="Table1.A"/>
        <table:table-column table:style-name="Table1.B"/>
        <table:table-row table:style-name="Table1.1">
          <table:table-cell table:style-name="Table1.A1" office:value-type="string">
            <text:p text:style-name="P72">CentOS</text:p>
          </table:table-cell>
          <table:table-cell table:style-name="Table1.B1" office:value-type="string">
            <text:p text:style-name="P72">Debian</text:p>
          </table:table-cell>
        </table:table-row>
        <table:table-row table:style-name="Table1.1">
          <table:table-cell table:style-name="Table1.A1" office:value-type="string">
            <text:p text:style-name="P67">More stable and supported by a large community</text:p>
          </table:table-cell>
          <table:table-cell table:style-name="Table1.B1" office:value-type="string">
            <text:p text:style-name="P67">Has relatively less market preference</text:p>
          </table:table-cell>
        </table:table-row>
        <table:table-row table:style-name="Table1.1">
          <table:table-cell table:style-name="Table1.A1" office:value-type="string">
            <text:p text:style-name="P67">Mission critical server are hosted on CentOS</text:p>
          </table:table-cell>
          <table:table-cell table:style-name="Table1.B1" office:value-type="string">
            <text:p text:style-name="P67">Ubuntu is fast catching up</text:p>
          </table:table-cell>
        </table:table-row>
        <table:table-row table:style-name="Table1.1">
          <table:table-cell table:style-name="Table1.A1" office:value-type="string">
            <text:p text:style-name="P67">Does not support many different architectures</text:p>
          </table:table-cell>
          <table:table-cell table:style-name="Table1.B1" office:value-type="string">
            <text:p text:style-name="P67">Has more packages</text:p>
          </table:table-cell>
        </table:table-row>
        <table:table-row table:style-name="Table1.1">
          <table:table-cell table:style-name="Table1.B1" table:number-columns-spanned="2" office:value-type="string">
            <text:p text:style-name="P67">Support desktop applications (un peu + CentOS) Debian based distributors for services </text:p>
          </table:table-cell>
          <table:covered-table-cell/>
        </table:table-row>
        <table:table-row table:style-name="Table1.1">
          <table:table-cell table:style-name="Table1.A1" office:value-type="string">
            <text:p text:style-name="P67">Versions maintained for 10 years, great support for enterprise applications</text:p>
          </table:table-cell>
          <table:table-cell table:style-name="Table1.B1" office:value-type="string">
            <text:p text:style-name="P67">Certain amount of good Linux knowledge is required to work with Debian particularly to install new software and do customization</text:p>
          </table:table-cell>
        </table:table-row>
        <table:table-row table:style-name="Table1.1">
          <table:table-cell table:style-name="Table1.A1" office:value-type="string">
            <text:p text:style-name="P67">Long gap between new versions so very stable systems. Sometimes minor releases</text:p>
          </table:table-cell>
          <table:table-cell table:style-name="Table1.B1" office:value-type="string">
            <text:p text:style-name="P67">Average 2 years gap that is enough time to test and fix bugs. Systems more stable</text:p>
          </table:table-cell>
        </table:table-row>
        <table:table-row table:style-name="Table1.1">
          <table:table-cell table:style-name="Table1.A1" office:value-type="string">
            <text:p text:style-name="P67">After a major release CentOS code is frozen and never changed except for security flaws/bugs. Issues while working because many application software change before next version so until than CentOS does not support them</text:p>
          </table:table-cell>
          <table:table-cell table:style-name="Table1.B1" office:value-type="string">
            <text:p text:style-name="P67">CentOS = rapid development and short testing cycle, + stable -&gt; most major vendors prefer it</text:p>
            <text:p text:style-name="P67">Most Linux application software developers use Ubuntu as Desktop and CentOS as servers</text:p>
          </table:table-cell>
        </table:table-row>
        <table:table-row table:style-name="Table1.1">
          <table:table-cell table:style-name="Table1.A1" office:value-type="string">
            <text:p text:style-name="P67">Difficult to upgrade a version locally. Better install newer version th<text:span text:style-name="T144">a</text:span>n upgrade an older one</text:p>
          </table:table-cell>
          <table:table-cell table:style-name="Table1.B1" office:value-type="string">
            <text:p text:style-name="P67">Easy upgrade from stable version to another</text:p>
          </table:table-cell>
        </table:table-row>
        <table:table-row table:style-name="Table1.1">
          <table:table-cell table:style-name="Table1.A1" office:value-type="string">
            <text:p text:style-name="P67">Does not have an easy GUI</text:p>
          </table:table-cell>
          <table:table-cell table:style-name="Table1.B1" office:value-type="string">
            <text:p text:style-name="P67">Has desktop friendly app and GUI</text:p>
          </table:table-cell>
        </table:table-row>
        <table:table-row table:style-name="Table1.1">
          <table:table-cell table:style-name="Table1.A1" office:value-type="string">
            <text:p text:style-name="P67">Released so late that sometimes lags the Red Hat release</text:p>
          </table:table-cell>
          <table:table-cell table:style-name="Table1.B1" office:value-type="string">
            <text:p text:style-name="P67">Main opinion: Debian less stable than CentOS/RHEL and more trouble</text:p>
          </table:table-cell>
        </table:table-row>
        <table:table-row table:style-name="Table1.1">
          <table:table-cell table:style-name="Table1.A1" office:value-type="string">
            <text:p text:style-name="P67">Core software of components, kernel and its utilities come from distribution while add-on software (Apache, PHP, Java, MySQL) come from newer sources like Fedora or vendors like <text:soft-page-break/>MySQL</text:p>
          </table:table-cell>
          <table:table-cell table:style-name="Table1.B1" office:value-type="string">
            <text:p text:style-name="P73">Real reason to use Debian is if they provide unique functionality that is necessary for a system</text:p>
            <text:p text:style-name="P73">Apt repositories <text:span text:style-name="T177">and</text:span> package managers has <text:soft-page-break/>latest source code for several open source languages and frameworks like ruby, rails, PostgreSQL, Golang, angular2-dart… </text:p>
            <text:p text:style-name="P73">Very suitable to use Docker files/containers </text:p>
          </table:table-cell>
        </table:table-row>
        <table:table-row table:style-name="Table1.1">
          <table:table-cell table:style-name="Table1.A1" office:value-type="string">
            <text:p text:style-name="P67">Crashes are rare</text:p>
          </table:table-cell>
          <table:table-cell table:style-name="Table1.B1" office:value-type="string">
            <text:p text:style-name="P67">Same</text:p>
          </table:table-cell>
        </table:table-row>
      </table:table>
      <text:p text:style-name="P1"/>
      <text:p text:style-name="P18">• Aptitude vs apt</text:p>
      <text:p text:style-name="P12">Aptitude est un gestionnaire de paquets avec un<text:span text:style-name="T143">e</text:span> interface en mode texte, et fonctionne aussi en ligne de commandes. </text:p>
      <text:p text:style-name="P1">aptitude gère mieux les dépendances que apt-get:</text:p>
      <text:p text:style-name="P33"><text:span text:style-name="T26">supprime les paquets inutiles lors de la désinstallation d'un paquet – Offre accès à toutes les versions d''un paquet, enregistre toutes ses actions dan /var</text:span><text:span text:style-name="T48">/</text:span><text:span text:style-name="T49">log/aptitude – rend facile le suivi de logiciels obsolètes en les listant dans "Obsolete and Locally created Packages"</text:span></text:p>
      <text:p text:style-name="P27">Aptitude propose davantage de possibilités mais la résolution de dépendances effectuées, même si elle la rend plus agréable pour des opérations de maintenance, est plus lourde pour les migrations</text:p>
      <text:p text:style-name="P27">Aptitude est recommandé pour une administration au quotidien</text:p>
      <text:p text:style-name="P28">La commande aptitude, lancée en mode root, offre une interface graphique </text:p>
      <text:p text:style-name="P28">=&gt; on choisit apt car on ne doit pas avoir le mode graphique</text:p>
      <text:p text:style-name="P27">Apt est le dernier outil de gestion des paquets paru et est donc un peu limité mais facile d'usage</text:p>
      <text:p text:style-name="P33"><text:span text:style-name="T1">deborphan</text:span><text:span text:style-name="T26"> command → list all orphaned dependancies/packages after their parent package remove</text:span></text:p>
      <text:p text:style-name="P1"/>
      <text:p text:style-name="P21">• <text:span text:style-name="T178">SELinux et A</text:span><text:span text:style-name="T180">pp</text:span><text:span text:style-name="T178">Armor</text:span></text:p>
      <text:p text:style-name="P21"/>
      <table:table table:name="Table3" table:style-name="Table3">
        <table:table-column table:style-name="Table3.A"/>
        <table:table-column table:style-name="Table3.B"/>
        <table:table-row table:style-name="TableLine94332162512880">
          <table:table-cell table:style-name="Table3.A1" office:value-type="string">
            <text:p text:style-name="P56">SELinux</text:p>
          </table:table-cell>
          <table:table-cell table:style-name="Table3.B1" office:value-type="string">
            <text:p text:style-name="P56">A<text:span text:style-name="T180">pp</text:span>Armor</text:p>
          </table:table-cell>
        </table:table-row>
        <table:table-row table:style-name="Table3.2">
          <table:table-cell table:style-name="Table3.A2" office:value-type="string">
            <text:p text:style-name="P49">- <text:span text:style-name="T178">Security-Enhanced Linux</text:span></text:p>
            <text:p text:style-name="P49">- <text:span text:style-name="T178">C’est 1 architecture de securite pour syst </text:span><text:span text:style-name="T179">l</text:span><text:span text:style-name="T178">inux</text:span></text:p>
            <text:p text:style-name="P49">- <text:span text:style-name="T178">Concue par la NSA</text:span></text:p>
            <text:p text:style-name="P49">- <text:span text:style-name="T178">C’est 1 correctif </text:span><text:span text:style-name="T179">pour le noyau linux sur la base de la structure LSM (Linux Security Module)</text:span></text:p>
            <text:p text:style-name="P51">- <text:span text:style-name="T179">SELinux definit les controles d’acces pour les appli, processus et fichiers d’1 systeme</text:span></text:p>
            <text:p text:style-name="P51"/>
            <text:p text:style-name="P54">1) 1 sujet (type appli/processus) envoie 1 requete pour acceder a 1 objet (type fichier)</text:p>
            <text:p text:style-name="P53">2) SELinux consulte 1 cache AVC (Access Vector Cache) ou sont stockees les autorisations d’acces pour les sujets et les objets.</text:p>
            <text:p text:style-name="P53">3) En fct de ces autorisations, SELinux envoie une requete au serveur de securite (SELinux ne decide pas d’emblee !)</text:p>
            <text:p text:style-name="P53">4) le serveur de securite recherche le contexte de securite des sujets et objets. </text:p>
            <text:p text:style-name="P53">5) Le contexte de securite est applique depuis la base de donnees de politiques SELinux</text:p>
            <text:p text:style-name="P53">6) L’autorisation d’acces est ensuite accordee ou refusee </text:p>
            <text:p text:style-name="P52">7) si refus : message “avc:denied” apparait ds /var/log.messages</text:p>
          </table:table-cell>
          <table:table-cell table:style-name="Table3.B2" office:value-type="string">
            <text:p text:style-name="P49">- <text:span text:style-name="T180">Application Armor</text:span></text:p>
            <text:p text:style-name="P49">- <text:span text:style-name="T180">logiciel libre de securite pour linux</text:span></text:p>
            <text:p text:style-name="P50">- <text:span text:style-name="T180">il permet a l’admin syst d’associer a chq programme 1 profil de securite qui restreint ses capacites. Ce profil de securite verrouille les appli en limitant leur acces aux seules ressources necessaires a leur bon fonctionnement.</text:span></text:p>
            <text:p text:style-name="P50">- <text:span text:style-name="T181">C’est 1 syst de controle d’acces obligatoire (Mandatory Acces Control) qui s’appuie sur l’interface LSM du noyau linux</text:span></text:p>
            <text:p text:style-name="P50"/>
            <text:p text:style-name="P55">1) 1 sujet envoie 1 requete pour acceder a 1 objet.</text:p>
            <text:p text:style-name="P55">2) le noyau linux interroge AppArmor pour savoir si le sujet est autorise a acceder a l’objet</text:p>
            <text:p text:style-name="P55"/>
            <text:p text:style-name="P55">AppArmor stocke dans /etc/apparmor.d/ des profils = liste de regle de controle d’acces sur les ressources que peut utiliser chaque programme. </text:p>
          </table:table-cell>
        </table:table-row>
      </table:table>
      <text:p text:style-name="P47"><text:soft-page-break/></text:p>
      <text:p text:style-name="P1"/>
      <text:p text:style-name="P1"/>
      <text:p text:style-name="P23">BORN2BEROOT PROJECT STEPS</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Line94332162540208">
          <table:table-cell table:style-name="Table2.A1" table:number-columns-spanned="8" office:value-type="string">
            <text:p text:style-name="P18">Si la souris disparait quand on est sur VM → ctrl + command</text:p>
            <text:p text:style-name="P18">Dans la VM, check/uncheck options with spacebar</text:p>
            <text:p text:style-name="P25">Le pave numerique ne fonctionne pas ! Utiliser les chiffres du clavier</text:p>
          </table:table-cell>
          <table:covered-table-cell/>
          <table:covered-table-cell/>
          <table:covered-table-cell/>
          <table:covered-table-cell/>
          <table:covered-table-cell/>
          <table:covered-table-cell/>
          <table:covered-table-cell/>
        </table:table-row>
        <table:table-row table:style-name="TableLine94332162919776">
          <table:table-cell table:style-name="Table2.A2" table:number-columns-spanned="8" office:value-type="string">
            <text:p text:style-name="P20">TAKE SNAPSHOT AT EACH STEP WITH DESCRIPTION</text:p>
          </table:table-cell>
          <table:covered-table-cell/>
          <table:covered-table-cell/>
          <table:covered-table-cell/>
          <table:covered-table-cell/>
          <table:covered-table-cell/>
          <table:covered-table-cell/>
          <table:covered-table-cell/>
        </table:table-row>
        <table:table-row table:style-name="TableLine94332163074480">
          <table:table-cell table:style-name="Table2.A3" table:number-columns-spanned="8" office:value-type="string">
            <text:p text:style-name="P18">• Télécharger la dernière version stable de <text:span text:style-name="T136">Debian</text:span>:</text:p>
            <text:p text:style-name="P1">cdimage.debian.org/debian-cd/current/amd64/iso-cd/ → debian-10.10.0-amd64-netinst.iso</text:p>
          </table:table-cell>
          <table:covered-table-cell/>
          <table:covered-table-cell/>
          <table:covered-table-cell/>
          <table:covered-table-cell/>
          <table:covered-table-cell/>
          <table:covered-table-cell/>
          <table:covered-table-cell/>
        </table:table-row>
        <table:table-row table:style-name="TableLine94332163075408">
          <table:table-cell table:style-name="Table2.A2" table:number-columns-spanned="8" office:value-type="string">
            <text:p text:style-name="P18">• <text:span text:style-name="T155">INSTALLER VIRTUAL BOX</text:span></text:p>
            <text:p text:style-name="P1">Ouvrir VirtualBox → “<text:span text:style-name="T136">New</text:span>”</text:p>
            <text:p text:style-name="P34"><text:span text:style-name="T26">– Name → </text:span><text:span text:style-name="T30">VMInception</text:span></text:p>
            <text:p text:style-name="P34"><text:span text:style-name="T26">– Machine folder → </text:span><text:span text:style-name="T49">/sgoinfre/goinfre/Perso/</text:span><text:span text:style-name="T50">iderighe</text:span></text:p>
            <text:p text:style-name="P34"><text:span text:style-name="T49">– </text:span><text:span text:style-name="T26">Type → Linux</text:span></text:p>
            <text:p text:style-name="P2">– Version → Debian (64-bits) – <text:span text:style-name="T136">Continue</text:span></text:p>
            <text:p text:style-name="P1">Memory size (RAM) → 4MB – <text:span text:style-name="T136">Continue</text:span></text:p>
            <text:p text:style-name="P1">Hard Disk → Create a virtual hard disk now – <text:span text:style-name="T136">Create</text:span></text:p>
            <text:p text:style-name="P1">Hard Disk File Type → VDI (VirtualBox Disk Image) – <text:span text:style-name="T136">Continue</text:span></text:p>
            <text:p text:style-name="P1">Storage on physical hard disk → Dynamically allocated – <text:span text:style-name="T136">Continue</text:span></text:p>
            <text:p text:style-name="P1">File Location and Size → /sgoinfre/goinfre/Perso/grannou/<text:span text:style-name="T140">MaVMBorn</text:span>/<text:span text:style-name="T140">M</text:span><text:span text:style-name="T141">aVMB</text:span>orn.vdi</text:p>
            <text:p text:style-name="P1">Size → 8.00 GB – <text:span text:style-name="T136">create</text:span> <text:span text:style-name="T188">ATT INCEPTION : 20 GB</text:span></text:p>
          </table:table-cell>
          <table:covered-table-cell/>
          <table:covered-table-cell/>
          <table:covered-table-cell/>
          <table:covered-table-cell/>
          <table:covered-table-cell/>
          <table:covered-table-cell/>
          <table:covered-table-cell/>
        </table:table-row>
        <table:table-row table:style-name="Table2.5">
          <table:table-cell table:style-name="Table2.A2" table:number-columns-spanned="8" office:value-type="string">
            <text:p text:style-name="P18">• “S<text:span text:style-name="T155">ETTINGS</text:span>” <text:span text:style-name="T155">CONFIGURATION</text:span></text:p>
            <text:p text:style-name="P3">– Storage → Controller:IDE → Empty → Optical Drive → Disk icon → choose a disk file</text:p>
            <text:p text:style-name="P1">→ /sgoinfre /goinfre /Perso /grannou /born2beroot /debian-10.0.0-amd64-netinst.iso – <text:span text:style-name="T136">ok</text:span></text:p>
            <text:p text:style-name="P3">– “Start” – <text:span text:style-name="T136">start</text:span></text:p>
            <text:p text:style-name="P35"><text:span text:style-name="T33">–</text:span><text:span text:style-name="T1"> “view”</text:span><text:span text:style-name="T26"> (top screen) → </text:span><text:span text:style-name="T20">Scaled Mode</text:span></text:p>
            <text:p text:style-name="P22"><text:span text:style-name="T146">–</text:span> “<text:span text:style-name="T136">Install</text:span>” DO NOT CHOOSE GRAPHICAL INSTALL</text:p>
            <text:p text:style-name="P3">– <text:span text:style-name="T136">Language</text:span> → <text:span text:style-name="T142">French</text:span> – Country (for time zone)→ <text:span text:style-name="T142">France</text:span></text:p>
            <text:p text:style-name="P3">– <text:span text:style-name="T136">Keyboard</text:span> → <text:span text:style-name="T142">Etats-Unis</text:span></text:p>
          </table:table-cell>
          <table:covered-table-cell/>
          <table:covered-table-cell/>
          <table:covered-table-cell/>
          <table:covered-table-cell/>
          <table:covered-table-cell/>
          <table:covered-table-cell/>
          <table:covered-table-cell/>
        </table:table-row>
        <table:table-row table:style-name="TableLine94332163076992">
          <table:table-cell table:style-name="Table2.A2" table:number-columns-spanned="8" office:value-type="string">
            <text:p text:style-name="P1">• <text:span text:style-name="T122">Configure the network</text:span></text:p>
            <text:p text:style-name="P36"><text:span text:style-name="T26">– Hostname → </text:span><text:span text:style-name="T3">iderighe</text:span></text:p>
            <text:p text:style-name="P36"><text:span text:style-name="T26">– Domain name → empty – </text:span><text:span text:style-name="T55">continue</text:span></text:p>
            <text:p text:style-name="P36"><text:span text:style-name="T26">• </text:span><text:span text:style-name="T4">C</text:span><text:span text:style-name="T5">reer les utilisateurs et choisir mdp</text:span></text:p>
            <text:p text:style-name="P36"><text:span text:style-name="T26">– Root password → </text:span><text:span text:style-name="T30">C...</text:span><text:span text:style-name="T9"> </text:span><text:span text:style-name="T34">puis confirmer / </text:span><text:span text:style-name="T36">Inception : i</text:span><text:span text:style-name="T37">derighe</text:span></text:p>
            <text:p text:style-name="P4">– Full name of the new user → <text:span text:style-name="T188">I</text:span><text:span text:style-name="T144">sabelle </text:span><text:span text:style-name="T188">DERIGHETTI</text:span></text:p>
            <text:p text:style-name="P36"><text:span text:style-name="T26">– Username for your account → </text:span><text:span text:style-name="T9">i</text:span><text:span text:style-name="T16">derighe</text:span></text:p>
            <text:p text:style-name="P36"><text:span text:style-name="T26">– Password for the new user → </text:span><text:span text:style-name="T30">I...</text:span><text:span text:style-name="T9"> </text:span><text:span text:style-name="T34">puis </text:span><text:span text:style-name="T43">confirmer</text:span><text:span text:style-name="T45"> / </text:span><text:span text:style-name="T46">Inception : i</text:span><text:span text:style-name="T47">derighe</text:span></text:p>
          </table:table-cell>
          <table:covered-table-cell/>
          <table:covered-table-cell/>
          <table:covered-table-cell/>
          <table:covered-table-cell/>
          <table:covered-table-cell/>
          <table:covered-table-cell/>
          <table:covered-table-cell/>
        </table:table-row>
        <table:table-row table:style-name="TableLine94332163077520">
          <table:table-cell table:style-name="Table2.A2" table:number-columns-spanned="8" office:value-type="string">
            <text:p text:style-name="P73">• <text:span text:style-name="T136">P</text:span><text:span text:style-name="T139">ARTITION DISKS</text:span></text:p>
            <text:p text:style-name="P6">– Partitioning method → Manual → SCI2 (0,0,0) (sda) – 8.6 GB Ata Vbox Harddisk</text:p>
            <text:p text:style-name="P7">– Create new partition on this device? → yes</text:p>
            <text:p text:style-name="P43"><text:span text:style-name="T26">– pri/log 8.6 GB Free Space → Create a new partition → 500M → </text:span><text:span text:style-name="T1">Primary</text:span><text:span text:style-name="T26"> → Beginning</text:span></text:p>
            <text:p text:style-name="P42"><text:span text:style-name="T26">Mount Point → enter → </text:span><text:span text:style-name="T1">/boot</text:span><text:span text:style-name="T26"> – static files of the boot leader → Done setting up the partition</text:span></text:p>
            <text:p text:style-name="P43"><text:span text:style-name="T26">– pri/log 8.1 GB Free Space → </text:span><text:span text:style-name="T1">create a new partition</text:span><text:span text:style-name="T26"> → </text:span><text:span text:style-name="T1">Logical</text:span><text:span text:style-name="T26"> → max</text:span></text:p>
            <text:p text:style-name="P42"><text:span text:style-name="T26">Mount Point →</text:span><text:span text:style-name="T1"> Do not mount it</text:span><text:span text:style-name="T26"> → Done setting up the partition</text:span></text:p>
            <text:p text:style-name="P6">=&gt; #1 primary 499.1 MB f ext4 /boot ET #5 logical 8.1 GB f ext4 <text:s/></text:p>
            <text:p text:style-name="P7">– Configure encrypted volumes → Write the changes to disk and configure encrypted volumes? → <text:soft-page-break/>yes</text:p>
            <text:p text:style-name="P43"><text:span text:style-name="T26">– Create </text:span><text:span text:style-name="T1">encrypted volumes</text:span><text:span text:style-name="T26"> → </text:span><text:span text:style-name="T1">/dev/sda5</text:span><text:span text:style-name="T26"> (space to check)→ continue → Done setting up the partition</text:span></text:p>
            <text:p text:style-name="P7">=&gt; Finish → Really erase the data on SCSI2 (0,0,0), partition #5 (sda) ? → yes <text:span text:style-name="T152">(ecriture, patience !)</text:span></text:p>
            <text:p text:style-name="P43"><text:span text:style-name="T26">– Encryption passphrase: </text:span><text:span text:style-name="T1">J’</text:span><text:span text:style-name="T10">en ai marre de ce projet !</text:span></text:p>
            <text:p text:style-name="P7">– Configure the Logical Volume Manager – Write the changes to disk and configure LVM? → yes</text:p>
          </table:table-cell>
          <table:covered-table-cell/>
          <table:covered-table-cell/>
          <table:covered-table-cell/>
          <table:covered-table-cell/>
          <table:covered-table-cell/>
          <table:covered-table-cell/>
          <table:covered-table-cell/>
        </table:table-row>
        <table:table-row table:style-name="Table2.8">
          <table:table-cell table:style-name="Table2.A1" table:number-columns-spanned="8" office:value-type="string">
            <text:p text:style-name="P57"><text:span text:style-name="T57">Create Volume Group</text:span><text:span text:style-name="T75"> → Volume Group Name → </text:span><text:span text:style-name="T57">LVMGroup </text:span><text:span text:style-name="T75">→ </text:span><text:span text:style-name="T57">check /dev mapper/sda5_crypt</text:span></text:p>
          </table:table-cell>
          <table:covered-table-cell/>
          <table:covered-table-cell/>
          <table:covered-table-cell/>
          <table:covered-table-cell/>
          <table:covered-table-cell/>
          <table:covered-table-cell/>
          <table:covered-table-cell/>
        </table:table-row>
        <table:table-row table:style-name="Table2.9">
          <table:table-cell table:style-name="Table2.A9" office:value-type="string">
            <text:p text:style-name="P61"/>
          </table:table-cell>
          <table:table-cell table:style-name="Table2.A9" table:number-columns-spanned="2" office:value-type="string">
            <text:p text:style-name="P61">Volume Group</text:p>
          </table:table-cell>
          <table:covered-table-cell/>
          <table:table-cell table:style-name="Table2.A9" table:number-columns-spanned="2" office:value-type="string">
            <text:p text:style-name="P61">LVM Name</text:p>
          </table:table-cell>
          <table:covered-table-cell/>
          <table:table-cell table:style-name="Table2.A9" office:value-type="string">
            <text:p text:style-name="P61">LVM size</text:p>
          </table:table-cell>
          <table:table-cell table:style-name="Table2.A2" table:number-columns-spanned="2" office:value-type="string">
            <text:p text:style-name="P61"/>
          </table:table-cell>
          <table:covered-table-cell/>
        </table:table-row>
        <table:table-row table:style-name="Table2.10">
          <table:table-cell table:style-name="Table2.A9" table:number-rows-spanned="7" office:value-type="string">
            <text:p text:style-name="P61"/>
            <text:p text:style-name="P61"/>
            <text:p text:style-name="P61">Click</text:p>
            <text:p text:style-name="P61">Create </text:p>
            <text:p text:style-name="P61">Logical</text:p>
            <text:p text:style-name="P61">Volume</text:p>
          </table:table-cell>
          <table:table-cell table:style-name="Table2.A9" table:number-rows-spanned="7" table:number-columns-spanned="2" office:value-type="string">
            <text:p text:style-name="P61"/>
            <text:p text:style-name="P61"/>
            <text:p text:style-name="P61"/>
            <text:p text:style-name="P61">LVM</text:p>
            <text:p text:style-name="P61">Group</text:p>
          </table:table-cell>
          <table:covered-table-cell/>
          <table:table-cell table:style-name="Table2.A9" table:number-columns-spanned="2" office:value-type="string">
            <text:p text:style-name="P61">root</text:p>
          </table:table-cell>
          <table:covered-table-cell/>
          <table:table-cell table:style-name="Table2.A9" office:value-type="string">
            <text:p text:style-name="P61">2 G</text:p>
          </table:table-cell>
          <table:table-cell table:style-name="Table2.A2" table:number-rows-spanned="7" table:number-columns-spanned="2" office:value-type="string">
            <text:p text:style-name="P61"/>
            <text:p text:style-name="P61"/>
            <text:p text:style-name="P61"/>
            <text:p text:style-name="P61"/>
            <text:p text:style-name="P61">Finish</text:p>
          </table:table-cell>
          <table:covered-table-cell/>
        </table:table-row>
        <table:table-row table:style-name="Table2.11">
          <table:covered-table-cell/>
          <table:covered-table-cell/>
          <table:covered-table-cell/>
          <table:table-cell table:style-name="Table2.A9" table:number-columns-spanned="2" office:value-type="string">
            <text:p text:style-name="P61">swap</text:p>
          </table:table-cell>
          <table:covered-table-cell/>
          <table:table-cell table:style-name="Table2.A9" office:value-type="string">
            <text:p text:style-name="P61">1024 MB</text:p>
          </table:table-cell>
          <table:covered-table-cell/>
          <table:covered-table-cell/>
        </table:table-row>
        <table:table-row table:style-name="Table2.12">
          <table:covered-table-cell/>
          <table:covered-table-cell/>
          <table:covered-table-cell/>
          <table:table-cell table:style-name="Table2.A9" table:number-columns-spanned="2" office:value-type="string">
            <text:p text:style-name="P61">home</text:p>
          </table:table-cell>
          <table:covered-table-cell/>
          <table:table-cell table:style-name="Table2.A9" office:value-type="string">
            <text:p text:style-name="P61">1 G</text:p>
          </table:table-cell>
          <table:covered-table-cell/>
          <table:covered-table-cell/>
        </table:table-row>
        <table:table-row table:style-name="Table2.13">
          <table:covered-table-cell/>
          <table:covered-table-cell/>
          <table:covered-table-cell/>
          <table:table-cell table:style-name="Table2.A9" table:number-columns-spanned="2" office:value-type="string">
            <text:p text:style-name="P61">var</text:p>
          </table:table-cell>
          <table:covered-table-cell/>
          <table:table-cell table:style-name="Table2.A9" office:value-type="string">
            <text:p text:style-name="P61">1 G</text:p>
          </table:table-cell>
          <table:covered-table-cell/>
          <table:covered-table-cell/>
        </table:table-row>
        <table:table-row table:style-name="Table2.14">
          <table:covered-table-cell/>
          <table:covered-table-cell/>
          <table:covered-table-cell/>
          <table:table-cell table:style-name="Table2.A9" table:number-columns-spanned="2" office:value-type="string">
            <text:p text:style-name="P61">srv</text:p>
          </table:table-cell>
          <table:covered-table-cell/>
          <table:table-cell table:style-name="Table2.A9" office:value-type="string">
            <text:p text:style-name="P61">1 G</text:p>
          </table:table-cell>
          <table:covered-table-cell/>
          <table:covered-table-cell/>
        </table:table-row>
        <table:table-row table:style-name="Table2.15">
          <table:covered-table-cell/>
          <table:covered-table-cell/>
          <table:covered-table-cell/>
          <table:table-cell table:style-name="Table2.A9" table:number-columns-spanned="2" office:value-type="string">
            <text:p text:style-name="P61">tmp</text:p>
          </table:table-cell>
          <table:covered-table-cell/>
          <table:table-cell table:style-name="Table2.A9" office:value-type="string">
            <text:p text:style-name="P61">1 G</text:p>
          </table:table-cell>
          <table:covered-table-cell/>
          <table:covered-table-cell/>
        </table:table-row>
        <table:table-row table:style-name="Table2.16">
          <table:covered-table-cell/>
          <table:covered-table-cell/>
          <table:covered-table-cell/>
          <table:table-cell table:style-name="Table2.A9" table:number-columns-spanned="2" office:value-type="string">
            <text:p text:style-name="P61">var-log</text:p>
          </table:table-cell>
          <table:covered-table-cell/>
          <table:table-cell table:style-name="Table2.A9" office:value-type="string">
            <text:p text:style-name="P61">1056 MB</text:p>
          </table:table-cell>
          <table:covered-table-cell/>
          <table:covered-table-cell/>
        </table:table-row>
        <table:table-row table:style-name="Table2.17">
          <table:table-cell table:style-name="Table2.A9" table:number-columns-spanned="2" office:value-type="string">
            <text:p text:style-name="P67">Select</text:p>
          </table:table-cell>
          <table:covered-table-cell/>
          <table:table-cell table:style-name="Table2.A9" table:number-columns-spanned="2" office:value-type="string">
            <text:p text:style-name="P67">Use as</text:p>
          </table:table-cell>
          <table:covered-table-cell/>
          <table:table-cell table:style-name="Table2.A9" table:number-columns-spanned="3" office:value-type="string">
            <text:p text:style-name="P67">Mount Point</text:p>
          </table:table-cell>
          <table:covered-table-cell/>
          <table:covered-table-cell/>
          <table:table-cell table:style-name="Table2.A2" table:number-rows-spanned="8" office:value-type="string">
            <text:p text:style-name="P61"/>
            <text:p text:style-name="P61"/>
            <text:p text:style-name="P61"/>
            <text:p text:style-name="P61"/>
            <text:p text:style-name="P61">Done</text:p>
            <text:p text:style-name="P61">Setting</text:p>
            <text:p text:style-name="P61">Up </text:p>
            <text:p text:style-name="P61">The</text:p>
            <text:p text:style-name="P61">Partition</text:p>
          </table:table-cell>
        </table:table-row>
        <table:table-row table:style-name="Table2.18">
          <table:table-cell table:style-name="Table2.A9" table:number-columns-spanned="2" office:value-type="string">
            <text:p text:style-name="P33"><text:span text:style-name="T26">#1 2.0 GB (</text:span><text:span text:style-name="T1">LV root</text:span><text:span text:style-name="T26">)</text:span></text:p>
          </table:table-cell>
          <table:covered-table-cell/>
          <table:table-cell table:style-name="Table2.A9" table:number-columns-spanned="2" office:value-type="string">
            <text:p text:style-name="P1">Ext4 journaling file system</text:p>
          </table:table-cell>
          <table:covered-table-cell/>
          <table:table-cell table:style-name="Table2.A9" table:number-columns-spanned="3" office:value-type="string">
            <text:p text:style-name="P67">/ (the root file system)</text:p>
          </table:table-cell>
          <table:covered-table-cell/>
          <table:covered-table-cell/>
          <table:covered-table-cell/>
        </table:table-row>
        <table:table-row table:style-name="Table2.19">
          <table:table-cell table:style-name="Table2.A9" table:number-columns-spanned="2" office:value-type="string">
            <text:p text:style-name="P33"><text:span text:style-name="T26">#1 1.0 GB (</text:span><text:span text:style-name="T1">LV swap</text:span><text:span text:style-name="T26">)</text:span></text:p>
          </table:table-cell>
          <table:covered-table-cell/>
          <table:table-cell table:style-name="Table2.A9" table:number-columns-spanned="2" office:value-type="string">
            <text:p text:style-name="P67">swap area</text:p>
          </table:table-cell>
          <table:covered-table-cell/>
          <table:table-cell table:style-name="Table2.A9" table:number-columns-spanned="3" office:value-type="string">
            <text:p text:style-name="P67">none</text:p>
          </table:table-cell>
          <table:covered-table-cell/>
          <table:covered-table-cell/>
          <table:covered-table-cell/>
        </table:table-row>
        <table:table-row table:style-name="Table2.20">
          <table:table-cell table:style-name="Table2.A9" table:number-columns-spanned="2" office:value-type="string">
            <text:p text:style-name="P33"><text:span text:style-name="T26">#1 998.2 MB (</text:span><text:span text:style-name="T1">LV home</text:span><text:span text:style-name="T26">)</text:span></text:p>
          </table:table-cell>
          <table:covered-table-cell/>
          <table:table-cell table:style-name="Table2.A9" table:number-columns-spanned="2" office:value-type="string">
            <text:p text:style-name="P1">Ext4 journaling file system</text:p>
          </table:table-cell>
          <table:covered-table-cell/>
          <table:table-cell table:style-name="Table2.A9" table:number-columns-spanned="3" office:value-type="string">
            <text:p text:style-name="P67">/home (user home directories)</text:p>
          </table:table-cell>
          <table:covered-table-cell/>
          <table:covered-table-cell/>
          <table:covered-table-cell/>
        </table:table-row>
        <table:table-row table:style-name="Table2.21">
          <table:table-cell table:style-name="Table2.A9" table:number-columns-spanned="2" office:value-type="string">
            <text:p text:style-name="P33"><text:span text:style-name="T26">#1 998.2 MB (</text:span><text:span text:style-name="T1">LV var</text:span><text:span text:style-name="T26">)</text:span></text:p>
          </table:table-cell>
          <table:covered-table-cell/>
          <table:table-cell table:style-name="Table2.A9" table:number-columns-spanned="2" office:value-type="string">
            <text:p text:style-name="P1">Ext4 journaling file system</text:p>
          </table:table-cell>
          <table:covered-table-cell/>
          <table:table-cell table:style-name="Table2.A9" table:number-columns-spanned="3" office:value-type="string">
            <text:p text:style-name="P67">/var (variable data)</text:p>
          </table:table-cell>
          <table:covered-table-cell/>
          <table:covered-table-cell/>
          <table:covered-table-cell/>
        </table:table-row>
        <table:table-row table:style-name="Table2.22">
          <table:table-cell table:style-name="Table2.A9" table:number-columns-spanned="2" office:value-type="string">
            <text:p text:style-name="P33"><text:span text:style-name="T26">#1 998.2 MB (</text:span><text:span text:style-name="T1">LV srv</text:span><text:span text:style-name="T26">)</text:span></text:p>
          </table:table-cell>
          <table:covered-table-cell/>
          <table:table-cell table:style-name="Table2.A9" table:number-columns-spanned="2" office:value-type="string">
            <text:p text:style-name="P1">Ext4 journaling file system</text:p>
          </table:table-cell>
          <table:covered-table-cell/>
          <table:table-cell table:style-name="Table2.A9" table:number-columns-spanned="3" office:value-type="string">
            <text:p text:style-name="P67">/srv (data for system's services)</text:p>
          </table:table-cell>
          <table:covered-table-cell/>
          <table:covered-table-cell/>
          <table:covered-table-cell/>
        </table:table-row>
        <table:table-row table:style-name="Table2.23">
          <table:table-cell table:style-name="Table2.A9" table:number-columns-spanned="2" office:value-type="string">
            <text:p text:style-name="P33"><text:span text:style-name="T26">#1 998.2 MB (</text:span><text:span text:style-name="T1">LV tmp</text:span><text:span text:style-name="T26">)</text:span></text:p>
          </table:table-cell>
          <table:covered-table-cell/>
          <table:table-cell table:style-name="Table2.A9" table:number-columns-spanned="2" office:value-type="string">
            <text:p text:style-name="P1">Ext4 journaling file system</text:p>
          </table:table-cell>
          <table:covered-table-cell/>
          <table:table-cell table:style-name="Table2.A9" table:number-columns-spanned="3" office:value-type="string">
            <text:p text:style-name="P67">/tmp (temporary files)</text:p>
          </table:table-cell>
          <table:covered-table-cell/>
          <table:covered-table-cell/>
          <table:covered-table-cell/>
        </table:table-row>
        <table:table-row table:style-name="Table2.24">
          <table:table-cell table:style-name="Table2.A9" table:number-columns-spanned="2" office:value-type="string">
            <text:p text:style-name="P33"><text:span text:style-name="T26">#1 1.1 GB (</text:span><text:span text:style-name="T1">LV var-log</text:span><text:span text:style-name="T26">)</text:span></text:p>
          </table:table-cell>
          <table:covered-table-cell/>
          <table:table-cell table:style-name="Table2.A9" table:number-columns-spanned="2" office:value-type="string">
            <text:p text:style-name="P1">Ext4 journaling file system</text:p>
          </table:table-cell>
          <table:covered-table-cell/>
          <table:table-cell table:style-name="Table2.A9" table:number-columns-spanned="3" office:value-type="string">
            <text:p text:style-name="P67">enter manually → /var/log </text:p>
          </table:table-cell>
          <table:covered-table-cell/>
          <table:covered-table-cell/>
          <table:covered-table-cell/>
        </table:table-row>
        <table:table-row table:style-name="Table2.25">
          <table:table-cell table:style-name="Table2.A2" table:number-columns-spanned="8" office:value-type="string">
            <text:p text:style-name="P61">Done Setting up the partition – Write changes to the disk → yes <text:span text:style-name="T153">(patience)</text:span></text:p>
            <text:p text:style-name="P10">Scan another CD or DVD? → no</text:p>
          </table:table-cell>
          <table:covered-table-cell/>
          <table:covered-table-cell/>
          <table:covered-table-cell/>
          <table:covered-table-cell/>
          <table:covered-table-cell/>
          <table:covered-table-cell/>
          <table:covered-table-cell/>
        </table:table-row>
        <table:table-row table:style-name="Table2.26">
          <table:table-cell table:style-name="Table2.A2" table:number-columns-spanned="8" office:value-type="string">
            <text:p text:style-name="P5">• <text:span text:style-name="T130">Configurer l’outil de gestion des paquets</text:span></text:p>
            <text:p text:style-name="P5">– Debian archive mirror country: France → deb.debian.org</text:p>
            <text:p text:style-name="P5">– http proxy information(blanck or none) → none</text:p>
            <text:p text:style-name="P5">– Participate in the package usage survey? → no</text:p>
          </table:table-cell>
          <table:covered-table-cell/>
          <table:covered-table-cell/>
          <table:covered-table-cell/>
          <table:covered-table-cell/>
          <table:covered-table-cell/>
          <table:covered-table-cell/>
          <table:covered-table-cell/>
        </table:table-row>
        <table:table-row table:style-name="Table2.27">
          <table:table-cell table:style-name="Table2.A2" table:number-columns-spanned="8" office:value-type="string">
            <text:p text:style-name="P37"><text:span text:style-name="T26">• </text:span><text:span text:style-name="T23">Software</text:span></text:p>
            <text:p text:style-name="P37"><text:span text:style-name="T26">– Choose software to install: → </text:span><text:span text:style-name="T1">uncheck SSH server and Standard system utilities</text:span></text:p>
            <text:p text:style-name="P5">– Install the GRUB boot loader to the master boot record? → yes</text:p>
            <text:p text:style-name="P37"><text:span text:style-name="T1">– device for boot loader installation</text:span><text:span text:style-name="T26"> → </text:span><text:span text:style-name="T1">/dev /sda</text:span><text:span text:style-name="T32"> – </text:span><text:span text:style-name="T26">Continue</text:span></text:p>
          </table:table-cell>
          <table:covered-table-cell/>
          <table:covered-table-cell/>
          <table:covered-table-cell/>
          <table:covered-table-cell/>
          <table:covered-table-cell/>
          <table:covered-table-cell/>
          <table:covered-table-cell/>
        </table:table-row>
        <table:table-row table:style-name="Table2.28">
          <table:table-cell table:style-name="Table2.A2" table:number-columns-spanned="8" office:value-type="string">
            <text:p text:style-name="P24">• ALL INSTALL <text:span text:style-name="T147">(dp</text:span><text:span text:style-name="T150">k</text:span><text:span text:style-name="T147">g = debian package)</text:span></text:p>
            <text:p text:style-name="P44"><text:span text:style-name="T26">• </text:span><text:span text:style-name="T11">su – </text:span><text:span text:style-name="T35">(switch to root)</text:span><text:span text:style-name="T11"> </text:span><text:span text:style-name="T1">apt install </text:span><text:span text:style-name="T20">sudo</text:span><text:span text:style-name="T56"> (dpkg -l | grep sudo) </text:span></text:p>
            <text:p text:style-name="P44"><text:span text:style-name="T26">• </text:span><text:span text:style-name="T31">INCEPTION </text:span><text:span text:style-name="T1">sudo apt install -</text:span><text:span text:style-name="T11">y</text:span><text:span text:style-name="T1"> </text:span><text:span text:style-name="T20">vim</text:span><text:span text:style-name="T26"> (dpkg -l | grep v</text:span><text:span text:style-name="T56">im</text:span><text:span text:style-name="T26">)</text:span></text:p>
            <text:p text:style-name="P8">• <text:span text:style-name="T122">sudo apt install -</text:span><text:span text:style-name="T123">y </text:span><text:span text:style-name="T133">sysstat</text:span><text:span text:style-name="T128"> </text:span>(dpkg -l | grep <text:span text:style-name="T182">sysstat</text:span>)</text:p>
            <text:p text:style-name="P9">• <text:span text:style-name="T122">sudo apt install -</text:span><text:span text:style-name="T123">y </text:span><text:span text:style-name="T134">bc</text:span><text:span text:style-name="T128"> </text:span>(dpkg -l | grep <text:span text:style-name="T183">bc</text:span>) <text:span text:style-name="T184">| Calculatrice en ligne de commande, prend les decimales!</text:span></text:p>
            <text:p text:style-name="P44"><text:span text:style-name="T26">• </text:span><text:span text:style-name="T31">INCEPTION </text:span><text:span text:style-name="T1">sudo apt install -</text:span><text:span text:style-name="T11">y</text:span><text:span text:style-name="T1"> </text:span><text:span text:style-name="T20">openssh-server</text:span><text:span text:style-name="T26"> (dpkg -l | grep openssh-server)</text:span></text:p>
            <text:p text:style-name="P44"><text:span text:style-name="T26">• </text:span><text:span text:style-name="T1">sudo apt install -</text:span><text:span text:style-name="T11">y</text:span><text:span text:style-name="T1"> </text:span><text:span text:style-name="T20">ufw</text:span><text:span text:style-name="T26"> (dpkg -l | grep ufw)</text:span></text:p>
            <text:p text:style-name="P44"><text:span text:style-name="T26">• </text:span><text:span text:style-name="T1">sudo apt install -</text:span><text:span text:style-name="T11">y</text:span><text:span text:style-name="T1"> </text:span><text:span text:style-name="T20">libpam-pwquality</text:span><text:span text:style-name="T26"> (dpkg -l | grep libpam-pwquality)</text:span></text:p>
            <text:p text:style-name="P44"><text:span text:style-name="T26">• </text:span><text:span text:style-name="T1">sudo apt install -</text:span><text:span text:style-name="T11">y</text:span><text:span text:style-name="T1"> </text:span><text:span text:style-name="T20">lighttpd</text:span><text:span text:style-name="T26"> (dpkg -l | grep lighttpd) </text:span><text:span text:style-name="T29">| </text:span><text:span text:style-name="T28">BONUS</text:span></text:p>
            <text:p text:style-name="P44"><text:span text:style-name="T26">• </text:span><text:span text:style-name="T1">sudo apt install -</text:span><text:span text:style-name="T11">y</text:span><text:span text:style-name="T1"> </text:span><text:span text:style-name="T20">mariadb-server</text:span><text:span text:style-name="T26"> (dpkg -l | grep mariadb-server)</text:span></text:p>
            <text:p text:style-name="P44"><text:span text:style-name="T26">• </text:span><text:span text:style-name="T1">sudo apt install -</text:span><text:span text:style-name="T11">y</text:span><text:span text:style-name="T1"> </text:span><text:span text:style-name="T20">php-cgi php-mysql</text:span><text:span text:style-name="T26"> (dpkg -l | grep php)</text:span></text:p>
            <text:p text:style-name="P44"><text:span text:style-name="T26">• </text:span><text:span text:style-name="T1">sudo apt install -</text:span><text:span text:style-name="T11">y</text:span><text:span text:style-name="T1"> </text:span><text:span text:style-name="T20">wget</text:span><text:span text:style-name="T26"> (dpkg -l | grep wget) </text:span></text:p>
            <text:p text:style-name="P44"><text:span text:style-name="T26">• </text:span><text:span text:style-name="T1">sudo apt install -</text:span><text:span text:style-name="T11">y</text:span><text:span text:style-name="T1"> </text:span><text:span text:style-name="T20">apparmor</text:span><text:span text:style-name="T26"> (dpkg -l | grep apparmor)</text:span></text:p>
            <text:p text:style-name="P59"><text:soft-page-break/><text:span text:style-name="T75">• </text:span><text:span text:style-name="T57">sudo apt install -</text:span><text:span text:style-name="T58">y</text:span><text:span text:style-name="T57"> </text:span><text:span text:style-name="T73">mailutils</text:span><text:span text:style-name="T75"> (dpkg -l | grep mailutils) </text:span><text:span text:style-name="T99">| BONUS</text:span></text:p>
            <text:p text:style-name="P59"><text:span text:style-name="T75">• </text:span><text:span text:style-name="T57">sudo apt install -</text:span><text:span text:style-name="T58">y</text:span><text:span text:style-name="T57"> </text:span><text:span text:style-name="T73">postfix</text:span><text:span text:style-name="T75"> (dpkg -l | grep postfix) </text:span><text:span text:style-name="T99">| BONUS</text:span></text:p>
          </table:table-cell>
          <table:covered-table-cell/>
          <table:covered-table-cell/>
          <table:covered-table-cell/>
          <table:covered-table-cell/>
          <table:covered-table-cell/>
          <table:covered-table-cell/>
          <table:covered-table-cell/>
        </table:table-row>
        <table:table-row table:style-name="Table2.29">
          <table:table-cell table:style-name="Table2.A2" table:number-columns-spanned="8" office:value-type="string">
            <text:p text:style-name="P18">• <text:span text:style-name="T154">USERS AND GROUPS</text:span></text:p>
            <text:p text:style-name="P14">si on est en root : <text:span text:style-name="T122">groups isabelle77</text:span> : donne les groupes auxquels l’utilisateur appartient (sinon <text:span text:style-name="T122">groups</text:span> seul)</text:p>
            <text:p text:style-name="P14"><text:span text:style-name="T122">getent group sudo</text:span> : donne les utilisateurs affilies au groupe sudo.</text:p>
            <text:p text:style-name="P14">to delete a user: sudo userdel -f username</text:p>
            <text:p text:style-name="P12">• <text:span text:style-name="T136">Add user to group sudo</text:span>: </text:p>
            <text:p text:style-name="P45">sudo visudo – modif – ctrl s – ctrl x</text:p>
            <text:p text:style-name="P45">(#%grannou ALL=(ALL:ALL) ALL, normalement inutile si %sudo au dessus)</text:p>
            <text:p text:style-name="P38"><text:span text:style-name="T32">– </text:span><text:span text:style-name="T38">s</text:span><text:span text:style-name="T6">udo addgroup sudo</text:span><text:span text:style-name="T38"> (cree le groupe sudo, normalement il existe deja)</text:span></text:p>
            <text:p text:style-name="P38"><text:span text:style-name="T32">– </text:span><text:span text:style-name="T6">sudo </text:span><text:span text:style-name="T1">usermod -aG sudo </text:span><text:span text:style-name="T2">isabelle77</text:span><text:span text:style-name="T32">)</text:span></text:p>
            <text:p text:style-name="P33"><text:span text:style-name="T32">(check with </text:span><text:span text:style-name="T1">getent group sudo</text:span><text:span text:style-name="T32"> or </text:span><text:span text:style-name="T1">groups </text:span><text:span text:style-name="T2">isabelle77</text:span><text:span text:style-name="T32">) ()</text:span></text:p>
            <text:p text:style-name="P1">• <text:span text:style-name="T136">Add user to user42 group</text:span>: </text:p>
            <text:p text:style-name="P38"><text:span text:style-name="T32">– </text:span><text:span text:style-name="T1">sudo addgroup user42</text:span></text:p>
            <text:p text:style-name="P38"><text:span text:style-name="T32">– </text:span><text:span text:style-name="T1">sudo usermod -aG user42 </text:span><text:span text:style-name="T12">isabelle77</text:span></text:p>
            <text:p text:style-name="P12">-a → sans a, ajoute le new user au groupe désigné mais le retire de tous les autres où il est.</text:p>
            <text:p text:style-name="P12">Toujours mettre a devant G sinon G prendra -a comme nom de groupe</text:p>
            <text:p text:style-name="P12">G = groupe principal, g = groupe secondaire</text:p>
          </table:table-cell>
          <table:covered-table-cell/>
          <table:covered-table-cell/>
          <table:covered-table-cell/>
          <table:covered-table-cell/>
          <table:covered-table-cell/>
          <table:covered-table-cell/>
          <table:covered-table-cell/>
        </table:table-row>
        <table:table-row table:style-name="Table2.30">
          <table:table-cell table:style-name="Table2.A3" table:number-columns-spanned="8" office:value-type="string">
            <text:p text:style-name="P19">• <text:span text:style-name="T155">CONFIGURER SUDO</text:span></text:p>
            <text:p text:style-name="P39"><text:span text:style-name="T32">– Reboot for changes to take effect : </text:span><text:span text:style-name="T21">sudo </text:span><text:span text:style-name="T20">reboot</text:span></text:p>
            <text:p text:style-name="P39"><text:span text:style-name="T44">– l</text:span><text:span text:style-name="T32">og in and check sudopowers with </text:span><text:span text:style-name="T20">sudo -</text:span><text:span text:style-name="T21">V</text:span></text:p>
            <text:p text:style-name="P39"><text:span text:style-name="T32">– Running root privileged commands with sudo prefix: </text:span><text:span text:style-name="T20">sudo apt update</text:span></text:p>
            <text:p text:style-name="P13"><text:span text:style-name="T155">– </text:span><text:span text:style-name="T125">etc/sudoers VS etc/sudoers.d</text:span><text:span text:style-name="T156"> : sudoers est le fichier de config de base, e</text:span><text:span text:style-name="T155">viter de </text:span><text:span text:style-name="T156">le </text:span><text:span text:style-name="T155">modifier. </text:span><text:span text:style-name="T156">Sudoers.d est un repertoire dont sudo lira</text:span><text:span text:style-name="T155"> </text:span><text:span text:style-name="T156">les fichiers. </text:span><text:span text:style-name="T155">ATTENTION : pour </text:span><text:span text:style-name="T156">editer etc/sudoers ou </text:span><text:span text:style-name="T155">creer un fichier </text:span><text:span text:style-name="T156">dans etc/</text:span><text:span text:style-name="T155">sudoers.d, ne pas utiliser vim, mais </text:span><text:span text:style-name="T124">sudo visudo !</text:span><text:span text:style-name="T155"> Visudo permet de signaler les erreurs de syntaxe lors de l’enregistrement. Si on utilise vim et qu’on fait une erreur de syntaxe, sudo n’ouvre plus rien, ne reste plus qu’a tout refaire !!</text:span></text:p>
            <text:p text:style-name="P13"><text:span text:style-name="T155">– remonter (</text:span><text:span text:style-name="T124">cd ..</text:span><text:span text:style-name="T155">) jusqu’au repertoire </text:span><text:span text:style-name="T124">etc/sudoers.d</text:span><text:span text:style-name="T155"> (Configuring sudo : se config en ajoutant des fichiers dans le folder /etc/sudoers.d) </text:span></text:p>
            <text:p text:style-name="P40"><text:span text:style-name="T39">– </text:span><text:span text:style-name="T1">sudo visudo </text:span><text:span text:style-name="T13">isabelle77_sudo_config</text:span><text:span text:style-name="T32"> → </text:span></text:p>
            <text:p text:style-name="P45">Defaults env_reset → Defaults env_reset,pwfeedback,insults (* pour pwd et insults si mauvais mot de passe)</text:p>
            <text:p text:style-name="P29">Defaults<text:tab/>passwd_tries=3</text:p>
            <text:p text:style-name="P29">Defaults<text:tab/>badpass_message="<text:span text:style-name="T157">Aurais-tu deja oublie ton mot de passe, poisson-rouge man</text:span>?"</text:p>
          </table:table-cell>
          <table:covered-table-cell/>
          <table:covered-table-cell/>
          <table:covered-table-cell/>
          <table:covered-table-cell/>
          <table:covered-table-cell/>
          <table:covered-table-cell/>
          <table:covered-table-cell/>
        </table:table-row>
        <table:table-row table:style-name="Table2.31">
          <table:table-cell table:style-name="Table2.A2" table:number-columns-spanned="8" office:value-type="string">
            <text:p text:style-name="P32">LAUNCH VM. Check points:</text:p>
            <text:p text:style-name="P33"><text:span text:style-name="T26">• </text:span><text:span text:style-name="T54">t</text:span><text:span text:style-name="T55">erminal</text:span><text:span text:style-name="T26"> = </text:span><text:a xlink:type="simple" xlink:href="about:blank" text:style-name="ListLabel_20_1" text:visited-style-name="ListLabel_20_1"><text:span text:style-name="T119">isabelle77</text:span></text:a><text:a xlink:type="simple" xlink:href="about:blank" text:style-name="ListLabel_20_1" text:visited-style-name="ListLabel_20_1"><text:span text:style-name="T118">@</text:span></text:a><text:a xlink:type="simple" xlink:href="about:blank" text:style-name="ListLabel_20_1" text:visited-style-name="ListLabel_20_1"><text:span text:style-name="T119">iderighe</text:span></text:a><text:a xlink:type="simple" xlink:href="about:blank" text:style-name="ListLabel_20_1" text:visited-style-name="ListLabel_20_1"><text:span text:style-name="T118">42</text:span></text:a><text:span text:style-name="T26">:~$</text:span></text:p>
            <text:p text:style-name="P33"><text:span text:style-name="T26">• </text:span><text:span text:style-name="T20">who</text:span><text:span text:style-name="T26"> → </text:span><text:span text:style-name="T27">isabelle77</text:span><text:span text:style-name="T26"> tty1 date</text:span></text:p>
            <text:p text:style-name="P33"><text:span text:style-name="T26">• </text:span><text:span text:style-name="T20">hostname</text:span><text:span text:style-name="T26"> → </text:span><text:span text:style-name="T27">iderighe42</text:span><text:span text:style-name="T26"> (login + 42)</text:span></text:p>
            <text:p text:style-name="P33"><text:span text:style-name="T26">• </text:span><text:span text:style-name="T20">ip a</text:span><text:span text:style-name="T26"> → 2 → 10.0.2.15</text:span></text:p>
            <text:p text:style-name="P33"><text:span text:style-name="T26">• </text:span><text:span text:style-name="T20">uname -a</text:span><text:span text:style-name="T26"> → Linux </text:span><text:span text:style-name="T27">iderighe</text:span><text:span text:style-name="T26">42 … Debian … x86_64 GNU/Linux</text:span></text:p>
            <text:p text:style-name="P1">• <text:span text:style-name="T136">groups (</text:span><text:span text:style-name="T137">isabelle77</text:span><text:span text:style-name="T136">) → </text:span><text:span text:style-name="T137">isabelle77</text:span><text:span text:style-name="T136"> </text:span><text:span text:style-name="T138">groupes auxquels isabelle77 est affilie</text:span></text:p>
            <text:p text:style-name="P1">(cré<text:span text:style-name="T120">e</text:span>e <text:span text:style-name="T120">le </text:span>groupe user42, <text:span text:style-name="T120">et </text:span>assigne <text:span text:style-name="T120">isabelle77</text:span> à sudo, avec visudo, et <text:span text:style-name="T120">a</text:span> user42)</text:p>
            <text:p text:style-name="P1">• <text:span text:style-name="T136">sudo -V</text:span> → sudo version 1.8.2<text:span text:style-name="T120">7</text:span>, Sudoers policy/file grammar/IO plugin versions</text:p>
            <text:p text:style-name="P33"><text:span text:style-name="T26">• </text:span><text:span text:style-name="T20">chage -l </text:span><text:span text:style-name="T25">isabelle77</text:span><text:span text:style-name="T26"> → pass max days 30, pass min days 2, pass warn age 7</text:span></text:p>
            <text:p text:style-name="P33"><text:span text:style-name="T26">• Check if user has sudo rights: </text:span><text:span text:style-name="T20">sudo -l</text:span><text:span text:style-name="T26"> → "User login may run the following commands on login42:"</text:span></text:p>
            <text:p text:style-name="P1">"<text:span text:style-name="T136">(ALL : ALL) ALL</text:span>"</text:p>
            <text:p text:style-name="P33"><text:soft-page-break/><text:span text:style-name="T26">• Check if ssh is installed: </text:span><text:span text:style-name="T20">ssh -V</text:span></text:p>
            <text:p text:style-name="P33"><text:span text:style-name="T26">• Check if </text:span><text:span text:style-name="T55">ssh is enabled</text:span><text:span text:style-name="T56">:</text:span><text:span text:style-name="T26"> </text:span><text:span text:style-name="T1">sudo systemctl list-unit-files | grep enabled | grep ssh</text:span></text:p>
            <text:p text:style-name="P33"><text:span text:style-name="T26">• </text:span><text:span text:style-name="T19">Check if crontab is launched: sudo crontab -u root -l</text:span></text:p>
            <text:p text:style-name="P1">• <text:span text:style-name="T121">aa-status (apparmor)</text:span></text:p>
          </table:table-cell>
          <table:covered-table-cell/>
          <table:covered-table-cell/>
          <table:covered-table-cell/>
          <table:covered-table-cell/>
          <table:covered-table-cell/>
          <table:covered-table-cell/>
          <table:covered-table-cell/>
        </table:table-row>
        <table:table-row table:style-name="Table2.32">
          <table:table-cell table:style-name="Table2.A3" table:number-columns-spanned="8" office:value-type="string">
            <text:p text:style-name="P31">• To log all sudo commands to /var/log/sudo/sudo.<text:span text:style-name="T158">log</text:span>:</text:p>
            <text:p text:style-name="P33"><text:span text:style-name="T52">sudo mkdir /var/log/sudo/</text:span><text:span text:style-name="T53"> – </text:span><text:span text:style-name="T51">sudo touch /var/log/sudo/</text:span><text:span text:style-name="T52">sudo.log</text:span></text:p>
            <text:p text:style-name="P33"><text:span text:style-name="T52">chmod</text:span><text:span text:style-name="T51"> 755 sudo/</text:span><text:span text:style-name="T53"> – </text:span><text:span text:style-name="T51">sudo chmod 755 /var/log/sudo/sudo.log</text:span><text:span text:style-name="T53"> (pour donner accès au script)</text:span></text:p>
            <text:p text:style-name="P28">sudo vi /etc/sudoers.d/<text:span text:style-name="T158">isabelle77</text:span>_sudo_config</text:p>
            <text:p text:style-name="P30">Defaults<text:tab/>logfile="/var/log/sudo/sudo.log"</text:p>
            <text:p text:style-name="P31">• To archive all sudo inputs &amp; outputs to /var/log/sudo/</text:p>
            <text:p text:style-name="P28"><text:span text:style-name="T136">Defaults<text:tab/>log_input, log_output</text:span> <text:span text:style-name="T148">(if set, sudo run the command in a pseudo tty and log user input and all output sent to the screen)</text:span></text:p>
            <text:p text:style-name="P28"><text:span text:style-name="T136">Defaults<text:tab/>iolog_dir="/var/log/sudo"</text:span> <text:span text:style-name="T149">(iolog = input/output logging)</text:span></text:p>
            <text:p text:style-name="P31">• To require TTY <text:span text:style-name="T159">(=Text TeletYpe = telescripteur, tty affiche sur la sortie standard le nom du fichier connecte sur l’entree standard)</text:span></text:p>
            <text:p text:style-name="P29">Defaults<text:tab/>requiretty</text:p>
            <text:p text:style-name="P31">• To set sudo paths to /usr/local/sbin:/usr/local/bin:/usr/sbin:/usr/bin:/sbin:/bin:/snap/bin</text:p>
            <text:p text:style-name="P28"><text:span text:style-name="T136">Defaults<text:tab/>secure_path</text:span>="/usr/local/sbin:/usr/local/bin:/usr/sbin:/usr/bin:/sbin:/bin:/snap/bin"</text:p>
          </table:table-cell>
          <table:covered-table-cell/>
          <table:covered-table-cell/>
          <table:covered-table-cell/>
          <table:covered-table-cell/>
          <table:covered-table-cell/>
          <table:covered-table-cell/>
          <table:covered-table-cell/>
        </table:table-row>
        <table:table-row table:style-name="Table2.33">
          <table:table-cell table:style-name="Table2.A2" table:number-columns-spanned="8" office:value-type="string">
            <text:p text:style-name="P18">• <text:span text:style-name="T136">SSH</text:span></text:p>
            <text:p text:style-name="P33"><text:span text:style-name="T32">• Install and configure SSH: </text:span><text:span text:style-name="T1">sudo apt install openssh-server</text:span><text:span text:style-name="T32"> (check with </text:span><text:span text:style-name="T1">dpkg – l | grep ssh</text:span><text:span text:style-name="T32">)</text:span></text:p>
            <text:p text:style-name="P33"><text:span text:style-name="T32">• </text:span><text:span text:style-name="T1">sudo vim /etc/ssh/ssh</text:span><text:span text:style-name="T14">d</text:span><text:span text:style-name="T1">_config</text:span></text:p>
            <text:p text:style-name="P33"><text:span text:style-name="T32"><text:s text:c="5"/>replace 13 #Port 22 by 13 </text:span><text:span text:style-name="T1">Port 4242</text:span><text:span text:style-name="T17"> ATTENTION 4242 est utilisé par Linux → 4243 </text:span><text:span text:style-name="T18">(il faut un port au-delà de 1024.</text:span></text:p>
            <text:p text:style-name="P33"><text:span text:style-name="T32"><text:s text:c="6"/>replace 32 #PermitRootLogin prohibit-password by 32 </text:span><text:span text:style-name="T1">PermitRootLogin no</text:span></text:p>
            <text:p text:style-name="P12">Après chaque modification dans le fichier etc/ssh/sshd_config, redémarrer le service ssh:</text:p>
            <text:p text:style-name="P33"><text:span text:style-name="T15">sudo </text:span><text:span text:style-name="T1">service ssh restart</text:span><text:span text:style-name="T32"> (or </text:span><text:span text:style-name="T1">/etc/init.d/ssh restart</text:span><text:span text:style-name="T32">)</text:span></text:p>
            <text:p text:style-name="P33"><text:span text:style-name="T32">• check ssh is active: </text:span><text:span text:style-name="T1">sudo service ssh status</text:span><text:span text:style-name="T32"> (or </text:span><text:span text:style-name="T1">systemctl status ssh</text:span><text:span text:style-name="T32">)</text:span></text:p>
            <text:p text:style-name="P46"><text:span text:style-name="T32">• UNE FOIS SSH installe et configure : Dans Oracle VM Virtual box → Configuration → Reseau → Avance → Redirection de Port → Nom (col 1) : entrer </text:span><text:span text:style-name="T4">ssh</text:span><text:span text:style-name="T32"> + Port Hote (col 4) : entrer </text:span><text:span text:style-name="T4">424</text:span><text:span text:style-name="T8">3</text:span></text:p>
            <text:p text:style-name="P46"><text:span text:style-name="T32">• ensuite ouvrir un terminal sur le Mac → <text:s/>entrer </text:span><text:span text:style-name="T4">ssh </text:span><text:a xlink:type="simple" xlink:href="mailto:isabelle77@localhost" text:style-name="Internet_20_link" text:visited-style-name="Visited_20_Internet_20_Link"><text:span text:style-name="T4">isabelle77@localhost</text:span></text:a><text:span text:style-name="T4"> -p 424</text:span><text:span text:style-name="T8">3</text:span><text:span text:style-name="T32"> → ca ouvre un terminal conjoint avec la VM (plus ergonomique que le terminal linux)</text:span></text:p>
          </table:table-cell>
          <table:covered-table-cell/>
          <table:covered-table-cell/>
          <table:covered-table-cell/>
          <table:covered-table-cell/>
          <table:covered-table-cell/>
          <table:covered-table-cell/>
          <table:covered-table-cell/>
        </table:table-row>
        <table:table-row table:style-name="Table2.34">
          <table:table-cell table:style-name="Table2.A2" table:number-columns-spanned="8" office:value-type="string">
            <text:p text:style-name="P18">• <text:span text:style-name="T136">UFW</text:span><text:span text:style-name="T160"> </text:span><text:span text:style-name="T161">(Uncomplicated FireWall)</text:span></text:p>
            <text:p text:style-name="P33"><text:span text:style-name="T32">• Install and configure Ufsystemctl status sshdW: </text:span><text:span text:style-name="T1">sudo apt install ufw</text:span><text:span text:style-name="T32"> (check with </text:span><text:span text:style-name="T1">dpkg -l | grep ufw</text:span><text:span text:style-name="T32">)</text:span></text:p>
            <text:p text:style-name="P33"><text:span text:style-name="T32">• enable Firewall: </text:span><text:span text:style-name="T1">sudo ufw enable</text:span></text:p>
            <text:p text:style-name="P33"><text:span text:style-name="T32">• Allow incoming connections using Port 4242: </text:span><text:span text:style-name="T1">sudo ufw allow 4242</text:span><text:span text:style-name="T32"> (check with </text:span><text:span text:style-name="T1">sudo ufw status</text:span><text:span text:style-name="T32">)</text:span></text:p>
            <text:p text:style-name="P12">• sudo ufw reload</text:p>
          </table:table-cell>
          <table:covered-table-cell/>
          <table:covered-table-cell/>
          <table:covered-table-cell/>
          <table:covered-table-cell/>
          <table:covered-table-cell/>
          <table:covered-table-cell/>
          <table:covered-table-cell/>
        </table:table-row>
        <table:table-row table:style-name="Table2.35">
          <table:table-cell table:style-name="Table2.A2" table:number-columns-spanned="8" office:value-type="string">
            <text:p text:style-name="P12">• USER MANAGEMENT</text:p>
            <text:p text:style-name="P12">• Setting up a strong password policy</text:p>
            <text:p text:style-name="P33"><text:span text:style-name="T20">chage -l </text:span><text:span text:style-name="T24">isabelle77</text:span><text:span text:style-name="T32">: affiche les password rules de grannou</text:span></text:p>
            <text:p text:style-name="P33"><text:span text:style-name="T20">chage -M 30 -m 2 -W 7</text:span><text:span text:style-name="T32"> </text:span><text:span text:style-name="T40">isabelle77</text:span><text:span text:style-name="T32">: set max</text:span><text:span text:style-name="T40">(-M)</text:span><text:span text:style-name="T32">/min</text:span><text:span text:style-name="T40">(-m)</text:span><text:span text:style-name="T32">/warning days</text:span><text:span text:style-name="T40">(-W)</text:span><text:span text:style-name="T32"> before password change</text:span></text:p>
            <text:p text:style-name="P12">Check setup done: <text:span text:style-name="T129">chage -l </text:span><text:span text:style-name="T131">isabelle77</text:span></text:p>
            <text:p text:style-name="P33"><text:span text:style-name="T32">ou : </text:span><text:span text:style-name="T20">sudo vim /etc/login.defs</text:span><text:span text:style-name="T1"> (</text:span><text:span text:style-name="T32">PASS_MAX_DAYS 30 PASS_MIN_DAYS 2 PASS_WARN_AGE 7)</text:span></text:p>
          </table:table-cell>
          <table:covered-table-cell/>
          <table:covered-table-cell/>
          <table:covered-table-cell/>
          <table:covered-table-cell/>
          <table:covered-table-cell/>
          <table:covered-table-cell/>
          <table:covered-table-cell/>
        </table:table-row>
        <table:table-row table:style-name="Table2.36">
          <table:table-cell table:style-name="Table2.A2" table:number-columns-spanned="8" office:value-type="string">
            <text:p text:style-name="P12">• Password strength with install software:</text:p>
            <text:p text:style-name="P33"><text:span text:style-name="T20">sudo apt install libpam-pwquality</text:span><text:span text:style-name="T32"> (</text:span><text:span text:style-name="T1">check with dpkg -l | grep libpam-pwquality</text:span><text:span text:style-name="T32">)</text:span></text:p>
            <text:p text:style-name="P16">libpam-pwquality = outil de debian pour parametrer le refus des MdP trop faibles pour les sessions <text:soft-page-break/>root et utilisateurs. Dossier etc/pam.d/ = liste les options par defaut</text:p>
            <text:p text:style-name="P15">• <text:span text:style-name="T163">pour voir les options par defaut et quel fichier modifier</text:span></text:p>
            <text:p text:style-name="P17">aller dans <text:span text:style-name="T129">cd etc/pam.d/</text:span> puis taper <text:span text:style-name="T129">grep ‘pwquality’ *</text:span><text:span text:style-name="T135"> </text:span><text:span text:style-name="T162">→ il faut modifier common-password !</text:span></text:p>
            <text:p text:style-name="P12">• configure password strength policy</text:p>
            <text:p text:style-name="P26">sudo vim /etc/pam.d/common-password</text:p>
            <text:p text:style-name="P41"><text:span text:style-name="T32">25 password<text:tab/>requisite<text:tab/></text:span><text:span text:style-name="T1">pam_pwquality.so retry=3 minlen=10 lcredit=-1</text:span><text:span text:style-name="T32"> (lowercase </text:span><text:span text:style-name="T41">credit → si a -1 on est en debit d’1 lowercase, il en faut donc +1 lowercase minimum</text:span><text:span text:style-name="T32">) </text:span><text:span text:style-name="T1">ucredit=-1</text:span><text:span text:style-name="T32"> (uppercase credit → si à -1 c'est en débit de 1 uppercase et qu'il en faut +1 uppercase </text:span><text:span text:style-name="T41">minimum</text:span><text:span text:style-name="T32">) </text:span><text:span text:style-name="T1">dcredit=-1</text:span><text:span text:style-name="T32"> (digit </text:span><text:span text:style-name="T41">credit</text:span><text:span text:style-name="T32">) </text:span><text:span text:style-name="T1">maxrepeat=3 reject_username</text:span><text:span text:style-name="T32"> (reject password if it contains username) </text:span><text:span text:style-name="T7">enforce_for_root</text:span><text:span text:style-name="T32"> </text:span></text:p>
            <text:p text:style-name="P48"><text:span text:style-name="T32">26 creer une ligne : </text:span><text:span text:style-name="T42">password requisite </text:span><text:span text:style-name="T22">pam_pwhistory.so</text:span><text:span text:style-name="T32"> </text:span><text:span text:style-name="T4">remember=1</text:span><text:span text:style-name="T32"> (si on met un autre chiffre N, le nv MdP sera compare aux N precedents Mdp) </text:span><text:span text:style-name="T1">difok=7</text:span><text:span text:style-name="T32"> (7 minimum changes between old and new password) Cette regle </text:span></text:p>
          </table:table-cell>
          <table:covered-table-cell/>
          <table:covered-table-cell/>
          <table:covered-table-cell/>
          <table:covered-table-cell/>
          <table:covered-table-cell/>
          <table:covered-table-cell/>
          <table:covered-table-cell/>
        </table:table-row>
        <table:table-row table:style-name="Table2.37">
          <table:table-cell table:style-name="Table2.A2" table:number-columns-spanned="8" office:value-type="string">
            <text:p text:style-name="P63">• <text:span text:style-name="T129">C</text:span><text:span text:style-name="T132">RON et CRONTAB</text:span><text:span text:style-name="T122"> </text:span><text:span text:style-name="T126">(Planificateur de taches)</text:span></text:p>
            <text:p text:style-name="P68">Permet de planifier l’execution du script <text:span text:style-name="T122">monitoring.sh</text:span> toutes les 10 minutes</text:p>
            <text:p text:style-name="P82">• vim /etc/rsyslog.conf → <text:span text:style-name="T136">uncomment</text:span> #cron.* /var.log/cron.log</text:p>
            <text:p text:style-name="P60"><text:span text:style-name="T75">• </text:span><text:span text:style-name="T57">/etc/init.d/rsyslog restart</text:span><text:span text:style-name="T75"> (or </text:span><text:span text:style-name="T74">sudo</text:span><text:span text:style-name="T104"> </text:span><text:span text:style-name="T73">service rsyslog restart</text:span><text:span text:style-name="T75">)</text:span></text:p>
            <text:p text:style-name="P76">les options de Cron : </text:p>
            <text:p text:style-name="P63">• Paramétrer vim en éditeur par défaut: <text:span text:style-name="T122">export EDITOR=vim</text:span></text:p>
            <text:p text:style-name="P82">• afficher le contenu du fichier : <text:span text:style-name="T122">crontab -l</text:span></text:p>
            <text:p text:style-name="P63">• supprimer toutes les actions du fichier crontab: <text:span text:style-name="T122">crontab -r</text:span></text:p>
            <text:p text:style-name="P64">• éditer les actions du fichier crontab: <text:span text:style-name="T122">crontab -e</text:span> <text:span text:style-name="T165">(creer un crontab pour l’utilisateur)</text:span></text:p>
            <text:p text:style-name="P83"><text:span text:style-name="T165">• </text:span><text:span text:style-name="T127">sudo crontab -u root -e</text:span><text:span text:style-name="T165"> (creer un crontab pour le root)</text:span></text:p>
            <text:p text:style-name="P77">Syntaxe <text:span text:style-name="T164">d’un crontab </text:span>: <text:span text:style-name="T167">(sur une seule ligne / une ligne par tache !)</text:span><text:span text:style-name="T166"><text:line-break/># .---------------- minute (0 - 59)<text:line-break/># | <text:s/>.------------- hour (0 - 23)<text:line-break/># | <text:s/>| <text:s/>.---------- day of month (1 - 31)<text:line-break/># | <text:s/>| <text:s/>| <text:s/>.------- month (1 – 12) OR jan,feb,mar,apr ...<text:line-break/># | <text:s/>| <text:s/>| <text:s/>| <text:s/>.---- day of week (0 – 6) (Sunday=0 or 7) OR sun,mon,tue,wed,thu,fri,sat<text:line-break/># | <text:s/>| <text:s/>| <text:s/>| <text:s/>|<text:line-break/># ** * * *</text:span><text:span text:style-name="T167">[</text:span><text:span text:style-name="T166">user</text:span><text:span text:style-name="T167">]</text:span><text:span text:style-name="T166"> </text:span><text:span text:style-name="T167">[</text:span><text:span text:style-name="T166">command to be executed</text:span><text:span text:style-name="T167">]</text:span></text:p>
            <text:p text:style-name="P63">• */10 * * * * sh /home/<text:span text:style-name="T168">isabelle77</text:span>/monitoring.sh 1&gt;/dev/null | wall</text:p>
            <text:p text:style-name="P87">wall = Write to ALL → <text:s/>affiche un message a tous les utilisateurs connectes</text:p>
          </table:table-cell>
          <table:covered-table-cell/>
          <table:covered-table-cell/>
          <table:covered-table-cell/>
          <table:covered-table-cell/>
          <table:covered-table-cell/>
          <table:covered-table-cell/>
          <table:covered-table-cell/>
        </table:table-row>
        <table:table-row table:style-name="Table2.38">
          <table:table-cell table:style-name="Table2.A2" table:number-columns-spanned="8" office:value-type="string">
            <text:p text:style-name="P71">• <text:span text:style-name="T122">S</text:span><text:span text:style-name="T127">CRIPT MONITORING.SH</text:span></text:p>
            <text:p text:style-name="P85"><text:span text:style-name="T169">dans home/isabelle77/ </text:span><text:span text:style-name="T171">→ </text:span>vim monitoring.sh – chmod +x monitoring.sh</text:p>
            <text:p text:style-name="P74">#!/bin/bash</text:p>
            <text:p text:style-name="P107"/>
            <text:p text:style-name="P75"># Define colors shortcut</text:p>
            <text:p text:style-name="P65">Reset="<text:span text:style-name="T172">^[</text:span>[0m"</text:p>
            <text:p text:style-name="P88">Bblack="<text:span text:style-name="T172">^[</text:span><text:span text:style-name="T170">[1;49;30m"</text:span></text:p>
            <text:p text:style-name="P84">BRed="<text:span text:style-name="T172">^</text:span>[<text:span text:style-name="T172">[</text:span>1;49;31m"</text:p>
            <text:p text:style-name="P84">Bgreen="<text:span text:style-name="T172">^[</text:span>[1;49;32m"</text:p>
            <text:p text:style-name="P84">Byellow="<text:span text:style-name="T172">^[</text:span>[1;49;33m"</text:p>
            <text:p text:style-name="P84">BBlue="<text:span text:style-name="T172">^[</text:span>[1;49;34m"</text:p>
            <text:p text:style-name="P65">Bpurple="<text:span text:style-name="T172">^[</text:span>[1;49;35m"</text:p>
            <text:p text:style-name="P84">Bcyan="<text:span text:style-name="T172">^[</text:span>[1;49;36m"</text:p>
            <text:p text:style-name="P88">Bwhite="<text:span text:style-name="T172">^[</text:span>[1;49;37m"</text:p>
            <text:p text:style-name="P84"/>
            <text:p text:style-name="P114"><text:span text:style-name="T105"># </text:span><text:span text:style-name="T106">Verify LVM use </text:span><text:span text:style-name="T107">to set </text:span><text:span text:style-name="T108">$</text:span><text:span text:style-name="T107">lvm_usage </text:span><text:span text:style-name="T108">and determine LVM use</text:span></text:p>
            <text:p text:style-name="P111"><text:soft-page-break/><text:span text:style-name="T109">Si on a utilise LVM pour le partitionnement, alors la cde </text:span><text:span text:style-name="T113">sudo lvdisplay</text:span><text:span text:style-name="T109"> devrait fonctionner. Si ce n’est pas le cas, lvdisplay donne une erreur sur STD</text:span><text:span text:style-name="T110">ERR</text:span><text:span text:style-name="T109"> fd</text:span><text:span text:style-name="T110">2</text:span><text:span text:style-name="T109">. On </text:span><text:span text:style-name="T110">veut </text:span><text:span text:style-name="T109">redirige</text:span><text:span text:style-name="T110">r</text:span><text:span text:style-name="T109"> l’erreur </text:span><text:span text:style-name="T110">vers dev/null, mais si on utilise seulement &gt; /dev/null, seul STDOUT est redirige… pour avoir a la fois STDOUT et STDERR redirige vers dev/null, on ajoute 2&gt;&amp;1.</text:span><text:span text:style-name="T77"> </text:span></text:p>
            <text:p text:style-name="P79"/>
            <text:p text:style-name="P108"># Define all useful variables</text:p>
            <text:p text:style-name="P116"><text:span text:style-name="T75">1) </text:span><text:span text:style-name="T113">Architecture</text:span><text:span text:style-name="T75"> : architecture du systeme d’exploitation et version de kernel</text:span></text:p>
            <text:p text:style-name="P78"><text:span text:style-name="T57"><text:s text:c="5"/>uname – a</text:span><text:span text:style-name="T75"> (all): display infos about device and OS</text:span></text:p>
            <text:p text:style-name="P117"><text:span text:style-name="T75"><text:s text:c="5"/></text:span><text:span text:style-name="T59">arch=$(uname-a)</text:span></text:p>
            <text:p text:style-name="P89"/>
            <text:p text:style-name="P117"><text:span text:style-name="T75">2) </text:span><text:span text:style-name="T113">CPU physical</text:span><text:span text:style-name="T75"> : le nombre de processeurs physiques</text:span></text:p>
            <text:p text:style-name="P119"><text:span text:style-name="T75"><text:s text:c="5"/></text:span><text:span text:style-name="T59">nproc</text:span><text:span text:style-name="T75"> : </text:span><text:span text:style-name="T82">affiche le nb de processeurs disponibles </text:span><text:span text:style-name="T76">→ </text:span><text:span text:style-name="T84">NON</text:span></text:p>
            <text:p text:style-name="P91"><text:s text:c="5"/>On trouve cette info dans <text:span text:style-name="T122">/proc/cpuinfo</text:span>, qui liste les physical id, on va donc compter le nb de fois ou le terme physical id est liste.</text:p>
            <text:p text:style-name="P119"><text:span text:style-name="T84"><text:s text:c="5"/></text:span><text:span text:style-name="T63">cpu_phy=$(cat /proc/cpuinfo | grep “physical id” | wc -l)</text:span></text:p>
            <text:p text:style-name="P91"/>
            <text:p text:style-name="P118"><text:span text:style-name="T83">3) </text:span><text:span text:style-name="T114">vCPU</text:span><text:span text:style-name="T83"> : </text:span><text:span text:style-name="T75">Le nombre de processeurs virtuels.</text:span></text:p>
            <text:p text:style-name="P123"><text:span text:style-name="T75"><text:s text:c="5"/>On trouve cette info dans</text:span><text:span text:style-name="T109"> </text:span><text:span text:style-name="T113">/</text:span><text:span text:style-name="T69">proc/cpuinfo</text:span><text:span text:style-name="T80">, qui liste les processeurs : on va donc compter le nb de fois ou le terme processor est liste.</text:span></text:p>
            <text:p text:style-name="P120"><text:span text:style-name="T80"><text:s text:c="4"/></text:span><text:span text:style-name="T70">cpu_phy=$(cat /proc/cpuinfo | grep </text:span><text:span text:style-name="T71">processor</text:span><text:span text:style-name="T70"> | wc -l)</text:span></text:p>
            <text:p text:style-name="P90"><text:s text:c="5"/></text:p>
            <text:p text:style-name="P118"><text:span text:style-name="T83">4) </text:span><text:span text:style-name="T114">Memory Usage</text:span><text:span text:style-name="T83"> : </text:span><text:span text:style-name="T75">La mémoire vive disponible actuelle sur votre serveur ainsi que son taux d’utilisation sous forme de pourcentage.</text:span></text:p>
            <text:p text:style-name="P118"><text:span text:style-name="T75"><text:s text:c="5"/></text:span><text:span text:style-name="T85">On trouve l’info avec la commande </text:span><text:span text:style-name="T86">linux </text:span><text:span text:style-name="T60">free</text:span><text:span text:style-name="T85"> (donne des info sur la memoire totale et la memoire utilisee) associee a l’option </text:span><text:span text:style-name="T60">--mega</text:span><text:span text:style-name="T85"> (donne les donnees en Megabytes), puis on selectionne avec awk la ligne et le champ dont on a besoin. </text:span><text:span text:style-name="T87">Ex :</text:span></text:p>
            <text:p text:style-name="P124"><text:span text:style-name="T75"><text:s text:c="5"/></text:span><text:span text:style-name="T59">mem_total=$(free –mega | awk ‘NR == 2’ | awk ‘{print $2}’)</text:span></text:p>
            <text:p text:style-name="P92"/>
            <text:p text:style-name="P118"><text:span text:style-name="T83">5) </text:span><text:span text:style-name="T114">Disk Usage</text:span><text:span text:style-name="T111"> :</text:span><text:span text:style-name="T83"> </text:span><text:span text:style-name="T75">La mémoire disponible actuelle sur votre serveur ainsi que son taux d’utilisation sous forme de pourcentage.</text:span></text:p>
            <text:p text:style-name="P118"><text:span text:style-name="T75"><text:s text:c="5"/></text:span><text:span text:style-name="T86">On trouve l’info dans la commande linux </text:span><text:span text:style-name="T61">df</text:span><text:span text:style-name="T86"> (df = disk free, donne des info sur l’espace disque total et/ou dispo) option </text:span><text:span text:style-name="T61">-h</text:span><text:span text:style-name="T86"> (ou -human-readable) affiche en puissance de 1024. </text:span><text:span text:style-name="T87">Ex :</text:span></text:p>
            <text:p text:style-name="P121"><text:span text:style-name="T87"><text:s text:c="4"/></text:span><text:span text:style-name="T62">disk_total=$(df -h –total | awk ‘NR == 15’ | awk ‘{print $2}’)</text:span></text:p>
            <text:p text:style-name="P93"><text:s text:c="4"/>attention, pour le calcul du %, il ne prendra pas les valeurs definies avec l’option h...</text:p>
            <text:p text:style-name="P90"/>
            <text:p text:style-name="P118"><text:span text:style-name="T83">6) </text:span><text:span text:style-name="T114">CPU load</text:span><text:span text:style-name="T83"> : </text:span><text:span text:style-name="T75">Le taux d’utilisation actuel de vos processeurs sous forme de pourcentage.</text:span></text:p>
            <text:p text:style-name="P118"><text:span text:style-name="T75"><text:s text:c="4"/></text:span><text:span text:style-name="T87">On trouve l’info dans la commande linux </text:span><text:span text:style-name="T68">io</text:span><text:span text:style-name="T62">stat </text:span><text:span text:style-name="T68">(c</text:span><text:span text:style-name="T102">e qu’on trouve c’est le CPU dispo (idle) qu’on va soustraire a 100). On va devoir utiliser la calculatrice </text:span><text:span text:style-name="T68">bc</text:span><text:span text:style-name="T102">. ATTENTION : bc n’opere pas les nombres avec virgule ! Il faut transformer , en . grace a </text:span><text:span text:style-name="T68">sed</text:span><text:span text:style-name="T102"> !</text:span></text:p>
            <text:p text:style-name="P121"><text:span text:style-name="T84"><text:s text:c="4"/></text:span><text:span text:style-name="T87">cpu_</text:span><text:span text:style-name="T101">dispo</text:span><text:span text:style-name="T87">=$(</text:span><text:span text:style-name="T101">io</text:span><text:span text:style-name="T87">stat | awk ‘NR == </text:span><text:span text:style-name="T101">4</text:span><text:span text:style-name="T87">’ | awk ‘{print $</text:span><text:span text:style-name="T101">6</text:span><text:span text:style-name="T87">}’ </text:span><text:span text:style-name="T101">| sed ‘s/,/./’</text:span><text:span text:style-name="T87">)</text:span></text:p>
            <text:p text:style-name="P122"><text:span text:style-name="T87"><text:s text:c="4"/>awk ‘NR == </text:span><text:span text:style-name="T112">ligne</text:span><text:span text:style-name="T87">’ </text:span><text:span text:style-name="T88">→ </text:span><text:span text:style-name="T87">ligne a recuperer !</text:span></text:p>
            <text:p text:style-name="P122"><text:span text:style-name="T87"><text:s text:c="4"/>awk ‘{print $</text:span><text:span text:style-name="T112">champ</text:span><text:span text:style-name="T87">}’ </text:span><text:span text:style-name="T88">→ </text:span><text:span text:style-name="T87">champ a recuperer !</text:span></text:p>
            <text:p text:style-name="P122"><text:span text:style-name="T87"><text:s text:c="4"/></text:span><text:span text:style-name="T101">On envoie le resultat a bc, avec une precision de 2 chiffres apres la virgule (scale)</text:span></text:p>
            <text:p text:style-name="P106"><text:s text:c="4"/>cpu_load=$(echo “scale=2; 100-$cpu_dispo” | bc)</text:p>
            <text:p text:style-name="P90"/>
            <text:p text:style-name="P118"><text:span text:style-name="T83">7) </text:span><text:span text:style-name="T114">Last boot</text:span><text:span text:style-name="T83"> : </text:span><text:span text:style-name="T75">La date et l’heure du dernier redémarrage.</text:span></text:p>
            <text:p text:style-name="P118"><text:span text:style-name="T75"><text:s text:c="4"/></text:span><text:span text:style-name="T89">On trouve l’info dans la commande linux </text:span><text:span text:style-name="T64">who</text:span><text:span text:style-name="T89">, qui donne time of last system boot, currrent run level of the system and list of logged users. </text:span><text:span text:style-name="T90">Option -b = donne le last system boot</text:span></text:p>
            <text:p text:style-name="P125"><text:span text:style-name="T89">l</text:span><text:span text:style-name="T75">astboot=$(who -b | cut -d ‘ ‘ -f12,13)</text:span></text:p>
            <text:p text:style-name="P94"><text:soft-page-break/></text:p>
            <text:p text:style-name="P118"><text:span text:style-name="T83">8) </text:span><text:span text:style-name="T114">LVM use</text:span><text:span text:style-name="T83"> : </text:span><text:span text:style-name="T75">Si LVM est actif ou pas.</text:span></text:p>
            <text:p text:style-name="P112"><text:span text:style-name="T77"><text:s text:c="5"/></text:span><text:span text:style-name="T100">On trouve l’info dans lsblk, colonne TYPE. On va compter le nb de volumes LVM, et si c’est different de 0, alors c’est qu’on a utilise LVM.</text:span></text:p>
            <text:p text:style-name="P104"><text:s text:c="5"/>lvm_count=$(lsblk | awk ‘{print $6}’ | grep “lvm” | wc -l)</text:p>
            <text:p text:style-name="P113"><text:span text:style-name="T100"><text:s text:c="5"/>if [ $lvm_count -eq 0 ] </text:span><text:span text:style-name="T96">→ </text:span><text:span text:style-name="T97">attention aux espaces</text:span></text:p>
            <text:p text:style-name="P105"><text:s text:c="5"/>then</text:p>
            <text:p text:style-name="P95"><text:s text:c="11"/>lvm_usage=”no”</text:p>
            <text:p text:style-name="P95"><text:s text:c="5"/>else</text:p>
            <text:p text:style-name="P95"><text:s text:c="11"/>lvm_usage=”yes”</text:p>
            <text:p text:style-name="P115"><text:span text:style-name="T79"><text:s text:c="5"/>f</text:span><text:span text:style-name="T78">i</text:span></text:p>
            <text:p text:style-name="P96"/>
            <text:p text:style-name="P118"><text:span text:style-name="T83">9) </text:span><text:span text:style-name="T114">Connexions TCP</text:span><text:span text:style-name="T83"> : </text:span><text:span text:style-name="T75">Le nombre de connexions actives.</text:span></text:p>
            <text:p text:style-name="P118"><text:span text:style-name="T75"><text:s text:c="5"/></text:span><text:span text:style-name="T91">On trouve l’info dans la commande linux </text:span><text:span text:style-name="T65">ss</text:span><text:span text:style-name="T91"> (donne info sur les connexions). Option -t : liste les connexions TCP. </text:span></text:p>
            <text:p text:style-name="P118"><text:span text:style-name="T91"><text:s text:c="5"/></text:span><text:span text:style-name="T92">nb_tcp_co=$(</text:span><text:span text:style-name="T91">ss -t | grep ESTAB | awk '{print $1}' | wc -l</text:span><text:span text:style-name="T92">)</text:span></text:p>
            <text:p text:style-name="P98"/>
            <text:p text:style-name="P118"><text:span text:style-name="T83">10 ) </text:span><text:span text:style-name="T114">User log</text:span><text:span text:style-name="T83"> : </text:span><text:span text:style-name="T75">Le nombre d’utilisateurs utilisant le serveur.</text:span></text:p>
            <text:p text:style-name="P118"><text:span text:style-name="T75"><text:s text:c="5"/></text:span><text:span text:style-name="T92">On trouve l’info dans la commande linux </text:span><text:span text:style-name="T66">who</text:span><text:span text:style-name="T92">. </text:span><text:span text:style-name="T93">On a besoin de la premiere colonne donc cut option -f1 (field 1), sur l’espace entre champ donc option -d ‘ ‘. Ensuite on trie les entree de la colonne, avec option -u qui supprime toutes les lignes identiques a l’une qui a deja ete triee. Et enfin, on compte (wc </text:span><text:span text:style-name="T94">option -l pour n’afficher que le nombre de lignes)</text:span></text:p>
            <text:p text:style-name="P99"><text:s text:c="5"/>nb_user_log=$(who | <text:span text:style-name="T184">awk ‘{print $1}’</text:span> | <text:span text:style-name="T184">uniq | wc -l)</text:span></text:p>
            <text:p text:style-name="P99"/>
            <text:p text:style-name="P118"><text:span text:style-name="T83">11) </text:span><text:span text:style-name="T114">Network</text:span><text:span text:style-name="T83"> : </text:span><text:span text:style-name="T75">L’adresse IPv4 de votre serveur, ainsi que son adresse MAC (Media Access Control).</text:span></text:p>
            <text:p text:style-name="P118"><text:span text:style-name="T75"><text:s text:c="5"/></text:span><text:span text:style-name="T95">Pour IPv4 = commande hostname option -I : ipv4=$(hostname -I)</text:span></text:p>
            <text:p text:style-name="P100"><text:s text:c="5"/>pour MAC : on trouve l’info dans la commande ip a (a pour address, remplace la cde obsolete ifconfig) puis awk pour selectionner l’info : MAC=$(ip a | awk ‘NR == 8’ | awk ‘{print $2}’</text:p>
            <text:p text:style-name="P90"/>
            <text:p text:style-name="P118"><text:span text:style-name="T83">12) </text:span><text:span text:style-name="T114">Sudo</text:span><text:span text:style-name="T83"> : </text:span><text:span text:style-name="T75">Le nombre de commande executées avec le programme sudo.</text:span></text:p>
            <text:p text:style-name="P126"><text:span text:style-name="T75">Suite a la configuration de sudo, toutes les commandes sont listees dans /</text:span><text:span text:style-name="T78">var/log/sudo/sudo.log, </text:span><text:span text:style-name="T81">on doit juste compter le nombre de lignes, mais il faut les diviser par deux car chaque cde prend 2 lignes dans le fichier</text:span></text:p>
            <text:p text:style-name="P97"/>
            <text:p text:style-name="P101">Autres commandes utiles : ps / lscpu / <text:span text:style-name="T176">lvdisplay</text:span></text:p>
            <text:p text:style-name="P101"/>
            <text:p text:style-name="P109"># afficher sur tous les terminaux</text:p>
            <text:p text:style-name="P102"><text:s text:c="5"/>wall (affiche sur les terminaux) et option -n (pour bypass les interdictions d’affichage potentiellement set par certains users, puis “message”</text:p>
            <text:p text:style-name="P102"><text:s text:c="5"/><text:span text:style-name="T175">wall -n “ ${VAR COULEUR}# Rubrique: ${Reset couleur} $VARRubrique”</text:span></text:p>
          </table:table-cell>
          <table:covered-table-cell/>
          <table:covered-table-cell/>
          <table:covered-table-cell/>
          <table:covered-table-cell/>
          <table:covered-table-cell/>
          <table:covered-table-cell/>
          <table:covered-table-cell/>
        </table:table-row>
        <table:table-row table:style-name="Table2.39">
          <table:table-cell table:style-name="Table2.A2" table:number-columns-spanned="8" office:value-type="string">
            <text:p text:style-name="P75">• BONUS WORDPRESS</text:p>
            <text:p text:style-name="P110"># installer un logiciel de serveur Web http autre que Nginx <text:span text:style-name="T151">→ </text:span><text:span text:style-name="T145">lighttpd</text:span></text:p>
            <text:p text:style-name="P58"><text:span text:style-name="T75"><text:s text:c="5"/></text:span><text:span text:style-name="T57">sudo apt install ligh</text:span><text:span text:style-name="T72">t</text:span><text:span text:style-name="T57">tpd</text:span><text:span text:style-name="T75"> (dpkg -l | grep lighttpd)</text:span></text:p>
            <text:p text:style-name="P110"># autoriser une connexion entrante sur le port 80</text:p>
            <text:p text:style-name="P58"><text:span text:style-name="T75"><text:s text:c="5"/></text:span><text:span text:style-name="T57">sudo ufw allow 80</text:span><text:span text:style-name="T75"> (sudo ufw status)</text:span></text:p>
            <text:p text:style-name="P80"><text:span text:style-name="T67"># apres avoir telecharge mariadb-server </text:span><text:span text:style-name="T96">→ </text:span><text:span text:style-name="T57">sudo mysql_secure_installation</text:span></text:p>
            <text:p text:style-name="P58"><text:span text:style-name="T75">• Enter current password for root (enter for none): #</text:span><text:span text:style-name="T57">Just press Enter</text:span><text:span text:style-name="T75"> (don't confuse database root with system root) </text:span><text:span text:style-name="T98">(j’ai entre mon pwd root...)</text:span></text:p>
            <text:p text:style-name="P58"><text:span text:style-name="T75">• Set root password? → </text:span><text:span text:style-name="T57">n</text:span></text:p>
            <text:p text:style-name="P58"><text:soft-page-break/><text:span text:style-name="T75">• Remove anonymous users? → </text:span><text:span text:style-name="T57">Y</text:span></text:p>
            <text:p text:style-name="P58"><text:span text:style-name="T75">• Disallow root login remotely? → </text:span><text:span text:style-name="T57">Y</text:span></text:p>
            <text:p text:style-name="P58"><text:span text:style-name="T75">• Remove test database and access to it? → </text:span><text:span text:style-name="T57">Y</text:span></text:p>
            <text:p text:style-name="P58"><text:span text:style-name="T75">• Reload privilege tables now? → </text:span><text:span text:style-name="T57">Y</text:span></text:p>
          </table:table-cell>
          <table:covered-table-cell/>
          <table:covered-table-cell/>
          <table:covered-table-cell/>
          <table:covered-table-cell/>
          <table:covered-table-cell/>
          <table:covered-table-cell/>
          <table:covered-table-cell/>
        </table:table-row>
        <table:table-row table:style-name="Table2.40">
          <table:table-cell table:style-name="Table2.A2" table:number-columns-spanned="8" office:value-type="string">
            <text:p text:style-name="P58"><text:span text:style-name="T75">• </text:span><text:span text:style-name="T57">sudo mariadb</text:span></text:p>
            <text:p text:style-name="P62">MariaDB [(none)]&gt;</text:p>
            <text:p text:style-name="P62">• Create a new database:</text:p>
            <text:p text:style-name="P58"><text:span text:style-name="T75">MariaDB [(none)]&gt; </text:span><text:span text:style-name="T57">CREATE DATABASE wordpress;</text:span></text:p>
            <text:p text:style-name="P62">• Create new database user and grant then full privileges on newly created database</text:p>
            <text:p text:style-name="P58"><text:span text:style-name="T75">MariaDB [(none)]&gt; </text:span><text:span text:style-name="T57">GRANT ALL ON wordpress.* TO 'root'@'localhost' IDENTIFIED BY '' WITH GRANT OPTION;</text:span></text:p>
            <text:p text:style-name="P62">• Flush the privileges</text:p>
            <text:p text:style-name="P58"><text:span text:style-name="T75">MariaDB [(none)]&gt; </text:span><text:span text:style-name="T57">FLUSH PRIVILEGES;</text:span></text:p>
            <text:p text:style-name="P58"><text:span text:style-name="T75">MariaDB [(none)]&gt; </text:span><text:span text:style-name="T57">exit</text:span></text:p>
            <text:p text:style-name="P62">• Check all is ok</text:p>
            <text:p text:style-name="P74">mariadb -u root -p</text:p>
            <text:p text:style-name="P58"><text:span text:style-name="T75">Enter password: </text:span><text:span text:style-name="T57">none</text:span></text:p>
            <text:p text:style-name="P62">MariaDB [(none)]&gt;</text:p>
            <text:p text:style-name="P62">• Confirm whether db user has access to db</text:p>
            <text:p text:style-name="P58"><text:span text:style-name="T75">MariaDB [(none)]&gt; </text:span><text:span text:style-name="T57">SHOW DATABASES;</text:span></text:p>
            <text:p text:style-name="P58"><text:span text:style-name="T75">MariaDB [(none)]&gt; </text:span><text:span text:style-name="T57">exit</text:span></text:p>
          </table:table-cell>
          <table:covered-table-cell/>
          <table:covered-table-cell/>
          <table:covered-table-cell/>
          <table:covered-table-cell/>
          <table:covered-table-cell/>
          <table:covered-table-cell/>
          <table:covered-table-cell/>
        </table:table-row>
        <table:table-row table:style-name="Table2.41">
          <table:table-cell table:style-name="Table2.A2" table:number-columns-spanned="8" office:value-type="string">
            <text:p text:style-name="P58"><text:span text:style-name="T75">• </text:span><text:span text:style-name="T57">sudo apt install php-cgip hp-mysql</text:span><text:span text:style-name="T75"> (dpkg -l | grep php)</text:span></text:p>
            <text:p text:style-name="P58"><text:span text:style-name="T75">• </text:span><text:span text:style-name="T57">sudo apt install wget</text:span><text:span text:style-name="T75"> (dpkg -l | grep wget)</text:span></text:p>
            <text:p text:style-name="P62">• Download WordPress to /var/www/html</text:p>
            <text:p text:style-name="P58"><text:span text:style-name="T57">sudo wget </text:span><text:a xlink:type="simple" xlink:href="http://wordpress.org/latest.tar.gz" text:style-name="ListLabel_20_2" text:visited-style-name="ListLabel_20_2"><text:span text:style-name="T115">http://wordpress.org/latest.tar.gz</text:span></text:a><text:span text:style-name="T57"> -P /var/www/html</text:span></text:p>
            <text:p text:style-name="P62">• extract</text:p>
            <text:p text:style-name="P74">sudo tar -xzvf /var/www/html/latest.tar.gz</text:p>
            <text:p text:style-name="P62">• copy</text:p>
            <text:p text:style-name="P74">sudo cp -r /var/www/html/wordpress/* /var/www/html</text:p>
            <text:p text:style-name="P74">sudo rm -rf /var/www/html/wordpress</text:p>
            <text:p text:style-name="P62">• Create WordPress config file from its sample</text:p>
            <text:p text:style-name="P74">sudo cp /var/www/html/wp-config-sample.php /var/www/html/wp-config.php</text:p>
            <text:p text:style-name="P62">• Config WordPress to reference newly created MariaDB database</text:p>
            <text:p text:style-name="P74">sudo vim /var/www/html/wp-config.php</text:p>
            <text:p text:style-name="P62">• Fill infos:</text:p>
            <text:p text:style-name="P74">23 define( 'DB_NAME', 'wordpress' );^M</text:p>
            <text:p text:style-name="P74">26 define( 'DB_USER', 'root' );^M</text:p>
            <text:p text:style-name="P74">29 define( 'DB_PASSWORD', '<text:span text:style-name="T173">password</text:span>' );^M</text:p>
            <text:p text:style-name="P58"><text:span text:style-name="T75">• </text:span><text:span text:style-name="T57">sudo chown -R www-data:www-data /var/www/html/</text:span></text:p>
            <text:p text:style-name="P58"><text:span text:style-name="T75">• </text:span><text:span text:style-name="T57">sudo chmod -R 755 /var/www/html/</text:span></text:p>
          </table:table-cell>
          <table:covered-table-cell/>
          <table:covered-table-cell/>
          <table:covered-table-cell/>
          <table:covered-table-cell/>
          <table:covered-table-cell/>
          <table:covered-table-cell/>
          <table:covered-table-cell/>
        </table:table-row>
        <table:table-row table:style-name="Table2.42">
          <table:table-cell table:style-name="Table2.A2" table:number-columns-spanned="8" office:value-type="string">
            <text:p text:style-name="P62">• Configure Lighttpd</text:p>
            <text:p text:style-name="P74">sudo lighty-enable-mod fastcgi</text:p>
            <text:p text:style-name="P74">sudo lighty-enable-mod fastcgi-php</text:p>
            <text:p text:style-name="P74">sudo service lighttpd force-reload</text:p>
            <text:p text:style-name="P74">sudo vim /etc/lighttps/lighttpd.conf</text:p>
            <text:p text:style-name="P62">add "mod_rewrite",</text:p>
            <text:p text:style-name="P62">• sudo systemctl restart lighttpd.service</text:p>
          </table:table-cell>
          <table:covered-table-cell/>
          <table:covered-table-cell/>
          <table:covered-table-cell/>
          <table:covered-table-cell/>
          <table:covered-table-cell/>
          <table:covered-table-cell/>
          <table:covered-table-cell/>
        </table:table-row>
        <table:table-row table:style-name="Table2.43">
          <table:table-cell table:style-name="Table2.A2" table:number-columns-spanned="8" office:value-type="string">
            <text:p text:style-name="P62">• <text:span text:style-name="T186">BONUS MAIL</text:span></text:p>
            <text:p text:style-name="P70"><text:soft-page-break/>Mettre en place un service utile : mailutils : <text:span text:style-name="T187">set of libraries and utilities for handling electronic mail. Il peut gerer plusieurs formats de boites mails.</text:span></text:p>
            <text:p text:style-name="P86">• sudo apt install mailutils (dpkg -l | grep mailutils)</text:p>
            <text:p text:style-name="P62">• sudo apt install postfix (dpkg -l | grep postfix)</text:p>
            <text:p text:style-name="P81"><text:s text:c="5"/>- <text:span text:style-name="T174">site internet</text:span></text:p>
            <text:p text:style-name="P81"><text:s text:c="5"/>- <text:span text:style-name="T174">nom de courrier : iderighe42</text:span></text:p>
            <text:p text:style-name="P62">• systemctl status postfix</text:p>
            <text:p text:style-name="P58"><text:span text:style-name="T75">• echo "This is the body of the email" | mail -s "This is the subject line" </text:span><text:span text:style-name="T103">isabelle77</text:span><text:a xlink:type="simple" xlink:href="mailto:address@mail.com" text:style-name="ListLabel_20_3" text:visited-style-name="ListLabel_20_3"><text:span text:style-name="T116">@</text:span></text:a><text:span text:style-name="T117">iderighe42</text:span></text:p>
            <text:p text:style-name="P62">• cd /var/<text:span text:style-name="T187">mail</text:span></text:p>
            <text:p text:style-name="P62">• cat <text:span text:style-name="T187">isabelle77</text:span></text:p>
          </table:table-cell>
          <table:covered-table-cell/>
          <table:covered-table-cell/>
          <table:covered-table-cell/>
          <table:covered-table-cell/>
          <table:covered-table-cell/>
          <table:covered-table-cell/>
          <table:covered-table-cell/>
        </table:table-row>
        <table:table-row table:style-name="Table2.44">
          <table:table-cell table:style-name="Table2.A2" table:number-columns-spanned="8" office:value-type="string">
            <text:p text:style-name="P69">Attention : si la souris n’apparait plus : <text:span text:style-name="T187">Control puis </text:span>Option <text:span text:style-name="T187">puis </text:span>Command permet de la recuperer...</text:p>
            <text:p text:style-name="P81">passwd -e gr<text:span text:style-name="T185">annou</text:span></text:p>
          </table:table-cell>
          <table:covered-table-cell/>
          <table:covered-table-cell/>
          <table:covered-table-cell/>
          <table:covered-table-cell/>
          <table:covered-table-cell/>
          <table:covered-table-cell/>
          <table:covered-table-cell/>
        </table:table-row>
        <table:table-row table:style-name="Table2.45">
          <table:table-cell table:style-name="Table2.A2" table:number-columns-spanned="8" office:value-type="string">
            <text:p text:style-name="P62">ETAPE FINALE:</text:p>
            <text:p text:style-name="P103">• depuis le terminal du mac : aller dans sgoinfre/goinfre/perso/iderighe/MaVMBorn</text:p>
            <text:p text:style-name="P66">• shasum <text:span text:style-name="T176">MaVMBorn</text:span>.vdi | awk '{print $1}' &gt; signature.txt</text:p>
            <text:p text:style-name="P66">• rendre signature.txt</text:p>
          </table:table-cell>
          <table:covered-table-cell/>
          <table:covered-table-cell/>
          <table:covered-table-cell/>
          <table:covered-table-cell/>
          <table:covered-table-cell/>
          <table:covered-table-cell/>
          <table:covered-table-cell/>
        </table:table-row>
      </table:table>
      <text:p text:style-name="P12"/>
      <text:p text:style-name="P18"/>
      <text:p text:style-name="P18"/>
      <text:p text:style-name="P18"/>
      <text:p text:style-name="P18"/>
      <text:p text:style-name="P3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000080" style:font-name="Times New Roman" fo:font-family="'Times New Roman'"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font-color"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3" style:display-name="ListLabel 3"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font-color"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9-20T15:35:17.311767895</dc:date>
    <meta:editing-duration>PT11H25M52S</meta:editing-duration>
    <meta:editing-cycles>38</meta:editing-cycles>
    <meta:document-statistic meta:table-count="3" meta:image-count="0" meta:object-count="0" meta:page-count="11" meta:paragraph-count="436" meta:word-count="4297" meta:character-count="26121" meta:non-whitespace-character-count="21937"/>
  </office:meta>
</office:document-meta>
</file>